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d78aa"/>
    </style:style>
    <style:style style:name="gr1" style:family="graphic" style:parent-style-name="standard">
      <style:graphic-properties draw:fill="solid" draw:fill-color="#0c0c89" draw:textarea-horizontal-align="justify" draw:textarea-vertical-align="top" draw:auto-grow-height="false" fo:min-height="3.5cm" fo:min-width="13cm" style:writing-mode="lr-tb" loext:decorative="false"/>
      <style:paragraph-properties style:writing-mode="lr-tb"/>
    </style:style>
    <style:style style:name="gr2" style:family="graphic" style:parent-style-name="standard">
      <style:graphic-properties draw:fill="solid" draw:fill-color="#0c0c89" draw:textarea-horizontal-align="justify" draw:textarea-vertical-align="middle" draw:auto-grow-height="false" fo:min-height="0.25cm" fo:min-width="13cm" loext:decorative="false"/>
    </style:style>
    <style:style style:name="gr3" style:family="graphic" style:parent-style-name="standard">
      <style:graphic-properties draw:fill="solid" draw:fill-color="#add8e6" draw:textarea-horizontal-align="justify" draw:textarea-vertical-align="middle" draw:auto-grow-height="false" fo:min-height="1.5cm" fo:min-width="13cm" loext:decorative="false"/>
    </style:style>
    <style:style style:name="gr4" style:family="graphic" style:parent-style-name="standard">
      <style:graphic-properties draw:fill="solid" draw:fill-color="#add8e6" draw:textarea-horizontal-align="justify" draw:textarea-vertical-align="middle" draw:auto-grow-height="false" fo:min-height="4.75cm" fo:min-width="13cm" style:writing-mode="lr-tb" loext:decorative="false"/>
      <style:paragraph-properties style:writing-mode="lr-tb"/>
    </style:style>
    <style:style style:name="gr5" style:family="graphic" style:parent-style-name="standard">
      <style:graphic-properties draw:fill="hatch" draw:fill-color="#ffffff" draw:fill-hatch-name="Red_20_90_20_Degrees_20_Crossed_20_1" draw:fill-hatch-solid="true" style:repeat="repeat" draw:textarea-horizontal-align="justify" draw:textarea-vertical-align="middle" draw:auto-grow-height="false" fo:min-height="3cm" fo:min-width="13cm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729fcf" draw:textarea-horizontal-align="justify" draw:textarea-vertical-align="middle" draw:auto-grow-height="false" fo:min-height="0.75cm" fo:min-width="13cm" loext:decorative="false"/>
    </style:style>
    <style:style style:name="gr7" style:family="graphic" style:parent-style-name="standard">
      <style:graphic-properties draw:fill="hatch" draw:fill-color="#ffffff" draw:fill-hatch-name="Red_20_90_20_Degrees_20_Crossed_20_1" draw:fill-hatch-solid="true" style:repeat="repeat" draw:textarea-horizontal-align="justify" draw:textarea-vertical-align="middle" draw:auto-grow-height="false" fo:min-height="4.25cm" fo:min-width="5.25cm" style:writing-mode="lr-tb" loext:decorative="false"/>
      <style:paragraph-properties style:writing-mode="lr-tb"/>
    </style:style>
    <style:style style:name="gr8" style:family="graphic" style:parent-style-name="standard">
      <style:graphic-properties draw:fill="solid" draw:fill-color="#add8e6" draw:textarea-vertical-align="middle" draw:auto-grow-height="false" fo:min-height="0.898cm" fo:min-width="2.148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06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6.107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2.849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3.85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4.71cm" loext:decorative="false"/>
      <style:paragraph-properties style:writing-mode="lr-tb"/>
    </style:style>
    <style:style style:name="gr14" style:family="graphic" style:parent-style-name="standard">
      <style:graphic-properties svg:stroke-width="0.1cm" svg:stroke-color="#000000" draw:marker-start-width="0.35cm" draw:marker-end-width="0.35cm" draw:fill="none" draw:fill-color="#ffd74c" loext:fill-use-slide-background="false" draw:textarea-horizontal-align="justify" draw:textarea-vertical-align="middle" draw:auto-grow-height="false" fo:min-height="0.146cm" fo:min-width="0cm" fo:padding-top="0.175cm" fo:padding-bottom="0.175cm" fo:padding-left="0.3cm" fo:padding-right="0.3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1cm" svg:stroke-color="#000000" draw:marker-start-width="0.35cm" draw:marker-end-width="0.35cm" draw:fill="none" draw:fill-color="#ffd74c" loext:fill-use-slide-background="false" draw:textarea-horizontal-align="justify" draw:textarea-vertical-align="middle" draw:auto-grow-height="false" fo:min-height="0.146cm" fo:min-width="0cm" fo:padding-top="0.175cm" fo:padding-bottom="0.175cm" fo:padding-left="0.3cm" fo:padding-right="0.3cm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4.61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.763cm" loext:decorative="false"/>
      <style:paragraph-properties style:writing-mode="lr-tb"/>
    </style:style>
    <style:style style:name="gr18" style:family="graphic" style:parent-style-name="standard">
      <style:graphic-properties draw:fill="solid" draw:fill-color="#add8e6" draw:textarea-horizontal-align="justify" draw:textarea-vertical-align="middle" draw:auto-grow-height="false" fo:min-height="0.5cm" fo:min-width="13cm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11.714cm" loext:decorative="false"/>
      <style:paragraph-properties style:writing-mode="lr-tb"/>
    </style:style>
    <style:style style:name="gr20" style:family="graphic" style:parent-style-name="standard">
      <style:graphic-properties svg:stroke-width="0.7cm" svg:stroke-color="#ffffff" draw:marker-start-width="1.25cm" draw:marker-end-width="1.25cm" svg:stroke-linecap="round" draw:fill-color="#ffffff" draw:textarea-horizontal-align="justify" draw:textarea-vertical-align="middle" draw:auto-grow-height="false" fo:min-height="0cm" fo:min-width="4.55cm" fo:padding-top="0.475cm" fo:padding-bottom="0.475cm" fo:padding-left="0.6cm" fo:padding-right="0.6cm" loext:decorative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1.6cm" loext:decorative="false"/>
      <style:paragraph-properties style:writing-mode="lr-tb"/>
    </style:style>
    <style:style style:name="gr22" style:family="graphic" style:parent-style-name="standard">
      <style:graphic-properties svg:stroke-width="0.3cm" svg:stroke-color="#add8e6" draw:marker-start-width="0.65cm" draw:marker-end-width="0.65cm" draw:fill="solid" draw:fill-color="#add8e6" draw:textarea-horizontal-align="justify" draw:textarea-vertical-align="middle" draw:auto-grow-height="false" fo:min-height="7.75cm" fo:min-width="12.2cm" fo:padding-top="0.275cm" fo:padding-bottom="0.275cm" fo:padding-left="0.4cm" fo:padding-right="0.4cm" style:writing-mode="lr-tb" loext:decorative="false"/>
      <style:paragraph-properties style:writing-mode="lr-tb"/>
    </style:style>
    <style:style style:name="gr23" style:family="graphic" style:parent-style-name="standard">
      <style:graphic-properties svg:stroke-width="0.3cm" svg:stroke-color="#ffffff" draw:marker-start-width="0.65cm" draw:marker-end-width="0.65cm" draw:fill="solid" draw:fill-color="#ffffff" draw:textarea-horizontal-align="justify" draw:textarea-vertical-align="middle" draw:auto-grow-height="false" fo:min-height="0.1cm" fo:min-width="11.2cm" fo:padding-top="0.275cm" fo:padding-bottom="0.275cm" fo:padding-left="0.4cm" fo:padding-right="0.4cm" style:writing-mode="lr-tb" loext:decorative="false"/>
      <style:paragraph-properties style:writing-mode="lr-tb"/>
    </style:style>
    <style:style style:name="gr24" style:family="graphic" style:parent-style-name="standard">
      <style:graphic-properties svg:stroke-width="0.3cm" svg:stroke-color="#ffffff" draw:marker-start-width="0.65cm" draw:marker-end-width="0.65cm" draw:fill="solid" draw:fill-color="#ffffff" draw:textarea-horizontal-align="justify" draw:textarea-vertical-align="middle" draw:auto-grow-height="false" fo:min-height="1.6cm" fo:min-width="11.2cm" fo:padding-top="0.275cm" fo:padding-bottom="0.275cm" fo:padding-left="0.4cm" fo:padding-right="0.4cm" style:writing-mode="lr-tb" loext:decorative="false"/>
      <style:paragraph-properties style:writing-mode="lr-tb"/>
    </style:style>
    <style:style style:name="gr25" style:family="graphic" style:parent-style-name="standard">
      <style:graphic-properties svg:stroke-width="0.3cm" svg:stroke-color="#004fa3" draw:marker-start-width="0.65cm" draw:marker-end-width="0.65cm" draw:fill="solid" draw:fill-color="#004fa3" draw:textarea-horizontal-align="justify" draw:textarea-vertical-align="middle" draw:auto-grow-height="false" fo:min-height="0.1cm" fo:min-width="11.2cm" fo:padding-top="0.275cm" fo:padding-bottom="0.275cm" fo:padding-left="0.4cm" fo:padding-right="0.4cm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ffffff" draw:fill="none" draw:fill-color="#ffffff" draw:auto-grow-height="true" draw:auto-grow-width="false" fo:min-height="1.6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2.696cm" loext:decorative="false"/>
      <style:paragraph-properties style:writing-mode="lr-tb"/>
    </style:style>
    <style:style style:name="P1" style:family="paragraph">
      <style:paragraph-properties fo:text-align="center"/>
      <style:text-properties fo:color="#add8e6" loext:opacity="100%" fo:font-weight="bold" style:font-weight-asian="bold" style:font-weight-complex="bold"/>
    </style:style>
    <style:style style:name="P2" style:family="paragraph">
      <loext:graphic-properties draw:fill="solid" draw:fill-color="#0c0c89"/>
      <style:paragraph-properties fo:text-align="center" style:writing-mode="lr-tb"/>
      <style:text-properties fo:color="#add8e6" loext:opacity="100%" fo:font-weight="bold" style:font-weight-asian="bold" style:font-weight-complex="bold"/>
    </style:style>
    <style:style style:name="P3" style:family="paragraph">
      <loext:graphic-properties draw:fill="solid" draw:fill-color="#0c0c89"/>
      <style:paragraph-properties fo:text-align="center"/>
    </style:style>
    <style:style style:name="P4" style:family="paragraph">
      <loext:graphic-properties draw:fill="solid" draw:fill-color="#add8e6"/>
      <style:paragraph-properties fo:text-align="center"/>
    </style:style>
    <style:style style:name="P5" style:family="paragraph">
      <style:paragraph-properties fo:margin-top="0cm" fo:margin-bottom="0cm" fo:text-align="start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P6" style:family="paragraph">
      <loext:graphic-properties draw:fill="solid" draw:fill-color="#add8e6"/>
      <style:paragraph-properties fo:margin-top="0cm" fo:margin-bottom="0cm" fo:text-align="start" style:writing-mode="lr-tb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P7" style:family="paragraph">
      <style:paragraph-properties fo:text-align="center"/>
      <style:text-properties fo:color="#000000" loext:opacity="100%" fo:text-shadow="none" fo:font-weight="bold" style:font-weight-asian="bold" style:font-weight-complex="bold"/>
    </style:style>
    <style:style style:name="P8" style:family="paragraph">
      <loext:graphic-properties draw:fill="hatch" draw:fill-color="#ffffff" draw:fill-hatch-name="Red_20_90_20_Degrees_20_Crossed_20_1" draw:fill-hatch-solid="true" style:repeat="repeat"/>
      <style:paragraph-properties fo:text-align="center" style:writing-mode="lr-tb"/>
      <style:text-properties fo:color="#000000" loext:opacity="100%" fo:text-shadow="none" fo:font-weight="bold" style:font-weight-asian="bold" style:font-weight-complex="bold"/>
    </style:style>
    <style:style style:name="P9" style:family="paragraph">
      <loext:graphic-properties draw:fill="solid" draw:fill-color="#729fcf"/>
      <style:paragraph-properties fo:text-align="center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="solid" draw:fill-color="#add8e6"/>
      <style:paragraph-properties fo:text-align="center" style:writing-mode="lr-tb"/>
      <style:text-properties fo:font-weight="bold" style:font-weight-asian="bold" style:font-weight-complex="bold"/>
    </style:style>
    <style:style style:name="P12" style:family="paragraph">
      <style:paragraph-properties fo:margin-top="0cm" fo:margin-bottom="0cm"/>
    </style:style>
    <style:style style:name="P13" style:family="paragraph">
      <style:paragraph-properties fo:margin-top="0.42cm" fo:margin-bottom="0.35cm"/>
    </style:style>
    <style:style style:name="P14" style:family="paragraph">
      <loext:graphic-properties draw:fill="none" draw:fill-color="#ffffff"/>
      <style:paragraph-properties fo:margin-top="0cm" fo:margin-bottom="0cm"/>
      <style:text-properties fo:font-size="11pt" style:font-size-asian="11pt" style:font-size-complex="11pt"/>
    </style:style>
    <style:style style:name="P15" style:family="paragraph">
      <style:paragraph-properties fo:margin-top="0cm" fo:margin-bottom="0cm" fo:text-align="center"/>
    </style:style>
    <style:style style:name="P16" style:family="paragraph">
      <style:paragraph-properties fo:margin-top="0.42cm" fo:margin-bottom="0.35cm" fo:text-align="start"/>
    </style:style>
    <style:style style:name="P17" style:family="paragraph">
      <loext:graphic-properties draw:fill="none" draw:fill-color="#ffffff"/>
      <style:paragraph-properties fo:margin-top="0cm" fo:margin-bottom="0cm" fo:text-align="start"/>
      <style:text-properties fo:font-size="10pt" style:font-size-asian="10pt" style:font-size-complex="10pt"/>
    </style:style>
    <style:style style:name="P18" style:family="paragraph">
      <style:paragraph-properties fo:margin-top="0cm" fo:margin-bottom="0cm" fo:text-align="end"/>
    </style:style>
    <style:style style:name="P19" style:family="paragraph">
      <style:paragraph-properties fo:margin-top="0cm" fo:margin-bottom="0cm" fo:text-align="start"/>
    </style:style>
    <style:style style:name="P20" style:family="paragraph">
      <loext:graphic-properties draw:fill="none" draw:fill-color="#ffffff"/>
      <style:paragraph-properties fo:margin-top="0cm" fo:margin-bottom="0cm" fo:text-align="end"/>
      <style:text-properties fo:font-size="12pt" fo:font-weight="bold" style:font-size-asian="12pt" style:font-weight-asian="bold" style:font-size-complex="12pt" style:font-weight-complex="bold"/>
    </style:style>
    <style:style style:name="P21" style:family="paragraph">
      <style:paragraph-properties fo:margin-top="0.42cm" fo:margin-bottom="0.35cm" fo:text-align="center"/>
    </style:style>
    <style:style style:name="P22" style:family="paragraph">
      <style:paragraph-properties fo:margin-top="0.42cm" fo:margin-bottom="0.35cm" fo:text-align="end"/>
    </style:style>
    <style:style style:name="P23" style:family="paragraph">
      <loext:graphic-properties draw:fill="none" draw:fill-color="#ffffff"/>
      <style:paragraph-properties fo:margin-top="0.42cm" fo:margin-bottom="0.35cm" fo:text-align="center"/>
      <style:text-properties fo:font-size="12pt" fo:font-weight="bold" style:font-size-asian="12pt" style:font-weight-asian="bold" style:font-size-complex="12pt" style:font-weight-complex="bold"/>
    </style:style>
    <style:style style:name="P24" style:family="paragraph">
      <loext:graphic-properties draw:fill="none" draw:fill-color="#ffffff"/>
      <style:paragraph-properties fo:margin-top="0.42cm" fo:margin-bottom="0.35cm" fo:text-align="center"/>
      <style:text-properties fo:font-size="10pt" fo:font-weight="bold" style:font-size-asian="10pt" style:font-weight-asian="bold" style:font-size-complex="10pt" style:font-weight-complex="bold"/>
    </style:style>
    <style:style style:name="P25" style:family="paragraph">
      <loext:graphic-properties draw:fill="none" draw:fill-color="#ffd74c"/>
      <style:paragraph-properties fo:text-align="start" style:writing-mode="lr-tb"/>
    </style:style>
    <style:style style:name="P26" style:family="paragraph">
      <loext:graphic-properties draw:fill="none" draw:fill-color="#ffd74c"/>
      <style:paragraph-properties fo:text-align="center"/>
    </style:style>
    <style:style style:name="P27" style:family="paragraph">
      <loext:graphic-properties draw:fill="none" draw:fill-color="#ffffff"/>
      <style:paragraph-properties fo:margin-top="0.42cm" fo:margin-bottom="0.35cm"/>
      <style:text-properties fo:font-size="11pt" style:font-size-asian="11pt" style:font-size-complex="11pt"/>
    </style:style>
    <style:style style:name="P28" style:family="paragraph">
      <loext:graphic-properties draw:fill="none" draw:fill-color="#ffffff"/>
      <style:paragraph-properties fo:margin-top="0.42cm" fo:margin-bottom="0.35cm" fo:text-align="start"/>
      <style:text-properties fo:font-size="10pt" style:font-size-asian="10pt" style:font-size-complex="10pt"/>
    </style:style>
    <style:style style:name="P29" style:family="paragraph">
      <loext:graphic-properties draw:fill-color="#ffffff"/>
      <style:paragraph-properties fo:text-align="center"/>
    </style:style>
    <style:style style:name="P30" style:family="paragraph">
      <loext:graphic-properties draw:fill="none" draw:fill-color="#ffffff"/>
      <style:paragraph-properties fo:margin-top="0.42cm" fo:margin-bottom="0.35cm" fo:text-align="start"/>
      <style:text-properties fo:color="#000000" loext:opacity="100%" fo:font-size="10pt" fo:font-weight="normal" style:font-size-asian="10pt" style:font-weight-asian="normal" style:font-size-complex="10pt" style:font-weight-complex="normal"/>
    </style:style>
    <style:style style:name="P31" style:family="paragraph">
      <loext:graphic-properties draw:fill="solid" draw:fill-color="#add8e6"/>
      <style:paragraph-properties fo:margin-top="0cm" fo:margin-bottom="0cm" fo:text-align="start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32" style:family="paragraph">
      <loext:graphic-properties draw:fill="solid" draw:fill-color="#ffffff"/>
      <style:paragraph-properties fo:margin-top="0cm" fo:margin-bottom="0cm" fo:text-align="start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33" style:family="paragraph">
      <loext:graphic-properties draw:fill="solid" draw:fill-color="#004fa3"/>
      <style:paragraph-properties fo:margin-top="0cm" fo:margin-bottom="0cm" fo:text-align="start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34" style:family="paragraph">
      <loext:graphic-properties draw:fill="none" draw:fill-color="#ffffff"/>
      <style:paragraph-properties fo:margin-top="0.42cm" fo:margin-bottom="0.35cm" fo:text-align="start"/>
      <style:text-properties fo:color="#000000" loext:opacity="100%" fo:font-size="10pt" style:font-size-asian="10pt" style:font-size-complex="10pt"/>
    </style:style>
    <style:style style:name="P35" style:family="paragraph">
      <loext:graphic-properties draw:fill="none" draw:fill-color="#ffffff"/>
      <style:paragraph-properties fo:margin-top="0.42cm" fo:margin-bottom="0.35cm" fo:text-align="start"/>
      <style:text-properties fo:color="#ffffff" loext:opacity="100%" fo:font-size="10pt" style:font-size-asian="10pt" style:font-size-complex="10pt"/>
    </style:style>
    <style:style style:name="T1" style:family="text">
      <style:text-properties fo:color="#add8e6" loext:opacity="100%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add8e6" loext:opacity="100%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000000" loext:opacity="100%" fo:text-shadow="none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add8e6" loext:opacity="100%" style:text-outline="false" fo:font-size="16pt" fo:text-shadow="1pt 1pt" fo:font-weight="bold" fo:background-color="transparent" style:font-size-asian="16pt" style:font-weight-asian="bold" style:font-size-complex="16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ffffff" loext:opacity="100%" style:text-outline="false" fo:font-size="14pt" fo:text-shadow="none" fo:font-weight="normal" fo:background-color="transparent" style:font-size-asian="14pt" style:font-weight-asian="normal" style:font-size-complex="14pt" style:font-weight-complex="normal"/>
    </style:style>
    <style:style style:name="T9" style:family="text">
      <style:text-properties fo:color="#add8e6" loext:opacity="100%" style:text-outline="false" fo:font-size="11pt" fo:text-shadow="1pt 1pt" fo:font-weight="bold" fo:background-color="transparent" style:font-size-asian="11pt" style:font-weight-asian="bold" style:font-size-complex="11pt" style:font-weight-complex="bold"/>
    </style:style>
    <style:style style:name="T10" style:family="text">
      <style:text-properties fo:color="#add8e6" loext:opacity="100%" style:text-outline="false" fo:font-size="10pt" fo:font-style="italic" fo:text-shadow="none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T11" style:family="text">
      <style:text-properties fo:color="#ffffff" loext:opacity="100%" style:text-outline="false" fo:font-size="10pt" fo:font-style="italic" fo:text-shadow="none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T12" style:family="text">
      <style:text-properties fo:color="#000000" loext:opacity="100%" style:text-outline="false" fo:font-size="10pt" fo:font-style="italic" fo:text-shadow="none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T13" style:family="text">
      <style:text-properties fo:color="#ffffff" loext:opacity="100%" style:text-outline="false" fo:font-size="14pt" fo:font-style="normal" fo:text-shadow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color="#add8e6" loext:opacity="100%" style:text-outline="false" fo:font-size="12pt" fo:font-style="italic" fo:text-shadow="none" fo:font-weight="bold" fo:background-color="transparent" style:font-size-asian="12pt" style:font-style-asian="italic" style:font-weight-asian="bold" style:font-size-complex="12pt" style:font-style-complex="italic" style:font-weight-complex="bold"/>
    </style:style>
    <style:style style:name="T15" style:family="text">
      <style:text-properties fo:color="#000000" loext:opacity="100%" style:text-outline="false" fo:font-size="10.5pt" fo:font-style="normal" fo:text-shadow="none" fo:font-weight="bold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T16" style:family="text">
      <style:text-properties fo:color="#ffffff" loext:opacity="100%" style:text-outline="false" fo:font-size="12pt" fo:font-style="normal" fo:text-shadow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color="#add8e6" loext:opacity="100%" style:text-outline="false" fo:font-size="9pt" fo:font-style="italic" fo:text-shadow="none" fo:font-weight="bold" fo:background-color="transparent" style:font-size-asian="9pt" style:font-style-asian="italic" style:font-weight-asian="bold" style:font-size-complex="9pt" style:font-style-complex="italic" style:font-weight-complex="bold"/>
    </style:style>
    <style:style style:name="T18" style:family="text">
      <style:text-properties fo:color="#ffffff" loext:opacity="100%" style:text-outline="false" fo:font-size="18pt" fo:text-shadow="none" fo:font-weight="bold" fo:background-color="transparent" style:font-size-asian="18pt" style:font-weight-asian="bold" style:font-size-complex="18pt" style:font-weight-complex="bold"/>
    </style:style>
    <style:style style:name="T19" style:family="text">
      <style:text-properties fo:color="#ffffff" loext:opacity="100%" style:text-outline="false" fo:font-size="14pt" fo:text-shadow="none" fo:font-weight="bold" fo:background-color="transparent" style:font-size-asian="14pt" style:font-weight-asian="bold" style:font-size-complex="14pt" style:font-weight-complex="bold"/>
    </style:style>
    <style:style style:name="T20" style:family="text">
      <style:text-properties fo:color="#ffffff" loext:opacity="100%" style:text-outline="false" fo:font-size="20pt" fo:text-shadow="none" fo:font-weight="bold" fo:background-color="transparent" style:font-size-asian="20pt" style:font-weight-asian="bold" style:font-size-complex="20pt" style:font-weight-complex="bold"/>
    </style:style>
    <style:style style:name="T21" style:family="text">
      <style:text-properties fo:color="#ffffff" loext:opacity="100%" style:text-outline="false" fo:font-size="10pt" fo:text-shadow="none" fo:font-weight="normal" fo:background-color="transparent" style:font-size-asian="10pt" style:font-weight-asian="normal" style:font-size-complex="10pt" style:font-weight-complex="normal"/>
    </style:style>
    <style:style style:name="T22" style:family="text">
      <style:text-properties fo:color="#000000" loext:opacity="100%" style:text-outline="false" fo:font-size="13pt" fo:text-shadow="none" fo:font-weight="normal" fo:background-color="transparent" style:font-size-asian="13pt" style:font-weight-asian="normal" style:font-size-complex="13pt" style:font-weight-complex="normal"/>
    </style:style>
    <style:style style:name="T23" style:family="text">
      <style:text-properties fo:color="#000000" loext:opacity="100%" style:text-outline="false" fo:font-size="10pt" fo:text-shadow="none" fo:font-weight="normal" fo:background-color="transparent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index.html" draw:style-name="dp1" draw:master-page-name="Predeterminado">
        <draw:custom-shape draw:style-name="gr1" draw:text-style-name="P2" draw:layer="layout" svg:width="13.5cm" svg:height="3.75cm" svg:x="0.25cm" svg:y="0.25cm">
          <text:p text:style-name="P1"><text:span text:style-name="T1">POSEIDÓN</text:span></text:p>
          <text:p text:style-name="P1"><text:span text:style-name="T2">ESCUELA DE NATACIÓN INTEG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3.5cm" svg:height="0.5cm" svg:x="0.25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3.5cm" svg:height="1.75cm" svg:x="0.25cm" svg:y="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3.5cm" svg:height="5cm" svg:x="0.25cm" svg:y="4.5cm">
          <text:p text:style-name="P5"><text:span text:style-name="T3">Servicios:</text:span></text:p>
          <text:p text:style-name="P5"><text:span text:style-name="T3"><text:tab/></text:span><text:span text:style-name="T3">Aquagym</text:span></text:p>
          <text:p text:style-name="P5"><text:span text:style-name="T3"><text:tab/></text:span><text:span text:style-name="T3">Bebés</text:span></text:p>
          <text:p text:style-name="P5"><text:span text:style-name="T3"><text:tab/></text:span><text:span text:style-name="T3">Niños</text:span></text:p>
          <text:p text:style-name="P5"><text:span text:style-name="T3"><text:tab/></text:span><text:span text:style-name="T3">Adultos</text:span></text:p>
          <text:p text:style-name="P5"><text:span text:style-name="T3"><text:tab/></text:span><text:span text:style-name="T3">Fisioterapia</text:span></text:p>
          <text:p text:style-name="P5"><text:span text:style-name="T3"><text:tab/></text:span><text:span text:style-name="T3">Nosotros</text:span></text:p>
          <text:p text:style-name="P5"><text:span text:style-name="T3"><text:tab/></text:span><text:span text:style-name="T3">Contac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3.5cm" svg:height="3.25cm" svg:x="0.25cm" svg:y="10.75cm">
          <text:p text:style-name="P7"><text:span text:style-name="T4">IMAGEN PRINCIPAL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3.5cm" svg:height="1cm" svg:x="0.25cm" svg:y="19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.75cm" svg:height="4.5cm" svg:x="4cm" svg:y="21.75cm">
          <text:p text:style-name="P7"><text:span text:style-name="T4">IFRAME</text:span></text:p>
          <text:p text:style-name="P7"><text:span text:style-name="T4">GOOGLE MAPS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cm" svg:height="1.5cm" svg:x="5.4cm" svg:y="2cm">
          <text:p text:style-name="P10"><text:span text:style-name="T5">LOGO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4" draw:layer="layout" svg:width="8.75cm" svg:height="2.319cm" svg:x="0cm" svg:y="9.8cm">
          <draw:text-box>
            <text:p text:style-name="P12"><text:span text:style-name="T6">¡Vení a nadar con nosotros!</text:span></text:p>
            <text:p text:style-name="P13"><text:span text:style-name="T7"/></text:p>
          </draw:text-box>
        </draw:frame>
        <draw:frame draw:style-name="gr10" draw:text-style-name="P17" draw:layer="layout" svg:width="13.5cm" svg:height="6.357cm" svg:x="0.25cm" svg:y="14.643cm">
          <draw:text-box>
            <text:p text:style-name="P15"><text:span text:style-name="T8">Bienvenido a Poseidón!</text:span></text:p>
            <text:p text:style-name="P15"><text:span text:style-name="T8">Sumergite en un mundo de bienestar, diversión y </text:span><text:span text:style-name="T8">aprendizaje en el agua. Nuestro objetivo es brindar una </text:span><text:span text:style-name="T8">experiencia única para cada etapa de la vida.</text:span></text:p>
            <text:p text:style-name="P15"><text:span text:style-name="T8">Contamos con los mejores profesores para una gama </text:span><text:span text:style-name="T8">amplia de disciplinas, que van desde el nado para niños, </text:span><text:span text:style-name="T8">natación adulta independiente o con profesor, aquagym ¡y </text:span><text:span text:style-name="T8">más!</text:span></text:p>
            <text:p text:style-name="P16"><text:span text:style-name="T9"/></text:p>
            <text:p text:style-name="P13"><text:span text:style-name="T7"/></text:p>
          </draw:text-box>
        </draw:frame>
        <draw:frame draw:style-name="gr11" draw:text-style-name="P20" draw:layer="layout" svg:width="9.25cm" svg:height="3.099cm" svg:x="4.45cm" svg:y="19.5cm">
          <draw:text-box>
            <text:p text:style-name="P18"><text:span text:style-name="T10">“</text:span><text:span text:style-name="T10">El agua es la fuerza motriz de </text:span><text:span text:style-name="T10">toda la naturaleza”</text:span></text:p>
            <text:p text:style-name="P18"><text:span text:style-name="T11">Leonardo Da Vinci</text:span></text:p>
            <text:p text:style-name="P19"><text:span text:style-name="T12"/></text:p>
            <text:p text:style-name="P16"><text:span text:style-name="T9"/></text:p>
            <text:p text:style-name="P13"><text:span text:style-name="T7"/></text:p>
          </draw:text-box>
        </draw:frame>
        <draw:frame draw:style-name="gr12" draw:text-style-name="P23" draw:layer="layout" svg:width="13.25cm" svg:height="4.11cm" svg:x="0.25cm" svg:y="20.994cm">
          <draw:text-box>
            <text:p text:style-name="P21"><text:span text:style-name="T13">Estamos en calle 60 esq. 11 de la Ciudad de La </text:span><text:span text:style-name="T13">Plata</text:span></text:p>
            <text:p text:style-name="P22"><text:span text:style-name="T14"/></text:p>
            <text:p text:style-name="P19"><text:span text:style-name="T12"/></text:p>
            <text:p text:style-name="P16"><text:span text:style-name="T9"/></text:p>
            <text:p text:style-name="P13"><text:span text:style-name="T7"/></text:p>
          </draw:text-box>
        </draw:frame>
        <draw:frame draw:style-name="gr13" draw:text-style-name="P24" draw:layer="layout" svg:width="6.5cm" svg:height="4.96cm" svg:x="3.5cm" svg:y="27.09cm">
          <draw:text-box>
            <text:p text:style-name="P21"><text:span text:style-name="T15">¡Seguinos en nuestras redes!</text:span></text:p>
            <text:p text:style-name="P21"><text:span text:style-name="T16"/></text:p>
            <text:p text:style-name="P22"><text:span text:style-name="T14"/></text:p>
            <text:p text:style-name="P19"><text:span text:style-name="T12"/></text:p>
            <text:p text:style-name="P16"><text:span text:style-name="T9"/></text:p>
            <text:p text:style-name="P13"><text:span text:style-name="T7"/></text:p>
          </draw:text-box>
        </draw:frame>
        <draw:custom-shape draw:style-name="gr14" draw:text-style-name="P25" draw:layer="layout" svg:width="0.75cm" svg:height="0.7cm" svg:x="4.55cm" svg:y="27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6" draw:layer="layout" svg:width="0.75cm" svg:height="0.7cm" svg:x="6.45cm" svg:y="27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6" draw:layer="layout" svg:width="0.75cm" svg:height="0.7cm" svg:x="8.35cm" svg:y="27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4" draw:layer="layout" svg:width="1.5cm" svg:height="4.86cm" svg:x="4.15cm" svg:y="27.79cm">
          <draw:text-box>
            <text:p text:style-name="P21"><text:span text:style-name="T15">1</text:span></text:p>
            <text:p text:style-name="P21"><text:span text:style-name="T16"/></text:p>
            <text:p text:style-name="P22"><text:span text:style-name="T14"/></text:p>
            <text:p text:style-name="P19"><text:span text:style-name="T12"/></text:p>
            <text:p text:style-name="P16"><text:span text:style-name="T9"/></text:p>
            <text:p text:style-name="P13"><text:span text:style-name="T7"/></text:p>
          </draw:text-box>
        </draw:frame>
        <draw:frame draw:style-name="gr16" draw:text-style-name="P24" draw:layer="layout" svg:width="1.5cm" svg:height="4.86cm" svg:x="6.1cm" svg:y="27.79cm">
          <draw:text-box>
            <text:p text:style-name="P21"><text:span text:style-name="T15">2</text:span></text:p>
            <text:p text:style-name="P21"><text:span text:style-name="T16"/></text:p>
            <text:p text:style-name="P22"><text:span text:style-name="T14"/></text:p>
            <text:p text:style-name="P19"><text:span text:style-name="T12"/></text:p>
            <text:p text:style-name="P16"><text:span text:style-name="T9"/></text:p>
            <text:p text:style-name="P13"><text:span text:style-name="T7"/></text:p>
          </draw:text-box>
        </draw:frame>
        <draw:frame draw:style-name="gr16" draw:text-style-name="P24" draw:layer="layout" svg:width="1.5cm" svg:height="4.86cm" svg:x="8cm" svg:y="27.79cm">
          <draw:text-box>
            <text:p text:style-name="P21"><text:span text:style-name="T15">3</text:span></text:p>
            <text:p text:style-name="P21"><text:span text:style-name="T16"/></text:p>
            <text:p text:style-name="P22"><text:span text:style-name="T14"/></text:p>
            <text:p text:style-name="P19"><text:span text:style-name="T12"/></text:p>
            <text:p text:style-name="P16"><text:span text:style-name="T9"/></text:p>
            <text:p text:style-name="P13"><text:span text:style-name="T7"/></text:p>
          </draw:text-box>
        </draw:frame>
        <draw:frame draw:style-name="gr13" draw:text-style-name="P24" draw:layer="layout" svg:width="10.45cm" svg:height="4.96cm" svg:x="1.9cm" svg:y="28.99cm">
          <draw:text-box>
            <text:p text:style-name="P21"><text:span text:style-name="T17">Copyright 2025. Poseidon S.A. - Todos los derechos reservados.</text:span></text:p>
            <text:p text:style-name="P21"><text:span text:style-name="T16"/></text:p>
            <text:p text:style-name="P22"><text:span text:style-name="T14"/></text:p>
            <text:p text:style-name="P19"><text:span text:style-name="T12"/></text:p>
            <text:p text:style-name="P16"><text:span text:style-name="T9"/></text:p>
            <text:p text:style-name="P13"><text:span text:style-name="T7"/></text:p>
          </draw:text-box>
        </draw:frame>
      </draw:page>
      <draw:page draw:name="aquagym" draw:style-name="dp1" draw:master-page-name="Predeterminado">
        <draw:custom-shape draw:style-name="gr1" draw:text-style-name="P2" draw:layer="layout" svg:width="13.5cm" svg:height="3.75cm" svg:x="0.25cm" svg:y="0.25cm">
          <text:p text:style-name="P1"><text:span text:style-name="T1">POSEIDÓN</text:span></text:p>
          <text:p text:style-name="P1"><text:span text:style-name="T2">ESCUELA DE NATACIÓN INTEG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3.5cm" svg:height="0.5cm" svg:x="0.2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3.5cm" svg:height="1.75cm" svg:x="0.25cm" svg:y="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3.5cm" svg:height="5cm" svg:x="0.25cm" svg:y="4.5cm">
          <text:p text:style-name="P5"><text:span text:style-name="T3">Servicios:</text:span></text:p>
          <text:p text:style-name="P5"><text:span text:style-name="T3"><text:tab/></text:span><text:span text:style-name="T3">Aquagym</text:span></text:p>
          <text:p text:style-name="P5"><text:span text:style-name="T3"><text:tab/></text:span><text:span text:style-name="T3">Bebés</text:span></text:p>
          <text:p text:style-name="P5"><text:span text:style-name="T3"><text:tab/></text:span><text:span text:style-name="T3">Niños</text:span></text:p>
          <text:p text:style-name="P5"><text:span text:style-name="T3"><text:tab/></text:span><text:span text:style-name="T3">Adultos</text:span></text:p>
          <text:p text:style-name="P5"><text:span text:style-name="T3"><text:tab/></text:span><text:span text:style-name="T3">Fisioterapia</text:span></text:p>
          <text:p text:style-name="P5"><text:span text:style-name="T3"><text:tab/></text:span><text:span text:style-name="T3">Nosotros</text:span></text:p>
          <text:p text:style-name="P5"><text:span text:style-name="T3"><text:tab/></text:span><text:span text:style-name="T3">Contac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3.5cm" svg:height="3.25cm" svg:x="0.25cm" svg:y="11.75cm">
          <text:p text:style-name="P7"><text:span text:style-name="T4">IMAGEN PRINCIPAL AQUAGYM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cm" svg:height="1.5cm" svg:x="5.4cm" svg:y="2cm">
          <text:p text:style-name="P10"><text:span text:style-name="T5">LOGO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27" draw:layer="layout" svg:width="6.75cm" svg:height="2.013cm" svg:x="0cm" svg:y="10.7cm">
          <draw:text-box>
            <text:p text:style-name="P12"><text:span text:style-name="T6">AQUAGYM</text:span></text:p>
            <text:p text:style-name="P13"><text:span text:style-name="T7"/></text:p>
          </draw:text-box>
        </draw:frame>
        <draw:frame draw:style-name="gr10" draw:text-style-name="P17" draw:layer="layout" svg:width="13.5cm" svg:height="6.357cm" svg:x="0.25cm" svg:y="15.3cm">
          <draw:text-box>
            <text:p text:style-name="P15"><text:span text:style-name="T8">Mantenete en forma de manera segura y divertida </text:span><text:span text:style-name="T8">con nuestras clases de aquagym. Estas sesiones </text:span><text:span text:style-name="T8">están pensadas para todas las edades y niveles de </text:span><text:span text:style-name="T8">condición física, combinando ejercicios aeróbicos, </text:span><text:span text:style-name="T8">tonificación muscular y relajación. El agua reduce el </text:span><text:span text:style-name="T8">impacto en las articulaciones, permitiéndote entrenar </text:span><text:span text:style-name="T8">con mayor comodidad mientras fortalecés el cuerpo y </text:span><text:span text:style-name="T8">despejás la mente. ¡Es una actividad ideal para </text:span><text:span text:style-name="T8">cuidar tu salud y sentirte lleno de energía!</text:span></text:p>
          </draw:text-box>
        </draw:frame>
        <draw:frame draw:style-name="gr13" draw:text-style-name="P24" draw:layer="layout" svg:width="6.5cm" svg:height="4.96cm" svg:x="3.5cm" svg:y="20.99cm">
          <draw:text-box>
            <text:p text:style-name="P21"><text:span text:style-name="T15">¡Seguinos en nuestras redes!</text:span></text:p>
            <text:p text:style-name="P21"><text:span text:style-name="T16"/></text:p>
            <text:p text:style-name="P22"><text:span text:style-name="T14"/></text:p>
            <text:p text:style-name="P19"><text:span text:style-name="T12"/></text:p>
            <text:p text:style-name="P16"><text:span text:style-name="T9"/></text:p>
            <text:p text:style-name="P13"><text:span text:style-name="T7"/></text:p>
          </draw:text-box>
        </draw:frame>
        <draw:custom-shape draw:style-name="gr14" draw:text-style-name="P25" draw:layer="layout" svg:width="0.75cm" svg:height="0.7cm" svg:x="4.55cm" svg:y="21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6" draw:layer="layout" svg:width="0.75cm" svg:height="0.7cm" svg:x="6.45cm" svg:y="21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6" draw:layer="layout" svg:width="0.75cm" svg:height="0.7cm" svg:x="8.35cm" svg:y="21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4" draw:layer="layout" svg:width="1.5cm" svg:height="4.86cm" svg:x="4.15cm" svg:y="21.79cm">
          <draw:text-box>
            <text:p text:style-name="P21"><text:span text:style-name="T15">1</text:span></text:p>
            <text:p text:style-name="P21"><text:span text:style-name="T16"/></text:p>
            <text:p text:style-name="P22"><text:span text:style-name="T14"/></text:p>
            <text:p text:style-name="P19"><text:span text:style-name="T12"/></text:p>
            <text:p text:style-name="P16"><text:span text:style-name="T9"/></text:p>
            <text:p text:style-name="P13"><text:span text:style-name="T7"/></text:p>
          </draw:text-box>
        </draw:frame>
        <draw:frame draw:style-name="gr16" draw:text-style-name="P24" draw:layer="layout" svg:width="1.5cm" svg:height="4.86cm" svg:x="6.1cm" svg:y="21.79cm">
          <draw:text-box>
            <text:p text:style-name="P21"><text:span text:style-name="T15">2</text:span></text:p>
            <text:p text:style-name="P21"><text:span text:style-name="T16"/></text:p>
            <text:p text:style-name="P22"><text:span text:style-name="T14"/></text:p>
            <text:p text:style-name="P19"><text:span text:style-name="T12"/></text:p>
            <text:p text:style-name="P16"><text:span text:style-name="T9"/></text:p>
            <text:p text:style-name="P13"><text:span text:style-name="T7"/></text:p>
          </draw:text-box>
        </draw:frame>
        <draw:frame draw:style-name="gr16" draw:text-style-name="P24" draw:layer="layout" svg:width="1.5cm" svg:height="4.86cm" svg:x="8cm" svg:y="21.79cm">
          <draw:text-box>
            <text:p text:style-name="P21"><text:span text:style-name="T15">3</text:span></text:p>
            <text:p text:style-name="P21"><text:span text:style-name="T16"/></text:p>
            <text:p text:style-name="P22"><text:span text:style-name="T14"/></text:p>
            <text:p text:style-name="P19"><text:span text:style-name="T12"/></text:p>
            <text:p text:style-name="P16"><text:span text:style-name="T9"/></text:p>
            <text:p text:style-name="P13"><text:span text:style-name="T7"/></text:p>
          </draw:text-box>
        </draw:frame>
        <draw:frame draw:style-name="gr13" draw:text-style-name="P24" draw:layer="layout" svg:width="10.45cm" svg:height="4.96cm" svg:x="1.9cm" svg:y="22.99cm">
          <draw:text-box>
            <text:p text:style-name="P21"><text:span text:style-name="T17">Copyright 2025. Poseidon S.A. - Todos los derechos reservados.</text:span></text:p>
            <text:p text:style-name="P21"><text:span text:style-name="T16"/></text:p>
            <text:p text:style-name="P22"><text:span text:style-name="T14"/></text:p>
            <text:p text:style-name="P19"><text:span text:style-name="T12"/></text:p>
            <text:p text:style-name="P16"><text:span text:style-name="T9"/></text:p>
            <text:p text:style-name="P13"><text:span text:style-name="T7"/></text:p>
          </draw:text-box>
        </draw:frame>
        <draw:custom-shape draw:style-name="gr18" draw:text-style-name="P6" draw:layer="layout" svg:width="13.5cm" svg:height="0.75cm" svg:x="0.25cm" svg:y="9.75cm">
          <text:p text:style-name="P5"><text:span text:style-name="T3">Volver al Hom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bebes" draw:style-name="dp1" draw:master-page-name="Predeterminado">
        <draw:custom-shape draw:style-name="gr1" draw:text-style-name="P2" draw:layer="layout" svg:width="13.5cm" svg:height="3.75cm" svg:x="0.25cm" svg:y="0.25cm">
          <text:p text:style-name="P1"><text:span text:style-name="T1">POSEIDÓ</text:span><text:span text:style-name="T1">N</text:span></text:p>
          <text:p text:style-name="P1"><text:span text:style-name="T2">ESCUELA </text:span><text:span text:style-name="T2">DE </text:span><text:span text:style-name="T2">NATACIÓN </text:span><text:span text:style-name="T2">INTEG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3.5cm" svg:height="0.5cm" svg:x="0.2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3.5cm" svg:height="1.75cm" svg:x="0.25cm" svg:y="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3.5cm" svg:height="5cm" svg:x="0.25cm" svg:y="4.5cm">
          <text:p text:style-name="P5"><text:span text:style-name="T3">S</text:span><text:span text:style-name="T3">e</text:span><text:span text:style-name="T3">r</text:span><text:span text:style-name="T3">v</text:span><text:span text:style-name="T3">i</text:span><text:span text:style-name="T3">c</text:span><text:span text:style-name="T3">i</text:span><text:span text:style-name="T3">o</text:span><text:span text:style-name="T3">s</text:span><text:span text:style-name="T3">:</text:span></text:p>
          <text:p text:style-name="P5"><text:span text:style-name="T3"><text:tab/></text:span><text:span text:style-name="T3">A</text:span><text:span text:style-name="T3">q</text:span><text:span text:style-name="T3">u</text:span><text:span text:style-name="T3">a</text:span><text:span text:style-name="T3">g</text:span><text:span text:style-name="T3">y</text:span><text:span text:style-name="T3">m</text:span></text:p>
          <text:p text:style-name="P5"><text:span text:style-name="T3"><text:tab/></text:span><text:span text:style-name="T3">B</text:span><text:span text:style-name="T3">e</text:span><text:span text:style-name="T3">b</text:span><text:span text:style-name="T3">é</text:span><text:span text:style-name="T3">s</text:span></text:p>
          <text:p text:style-name="P5"><text:span text:style-name="T3"><text:tab/></text:span><text:span text:style-name="T3">N</text:span><text:span text:style-name="T3">i</text:span><text:span text:style-name="T3">ñ</text:span><text:span text:style-name="T3">o</text:span><text:span text:style-name="T3">s</text:span></text:p>
          <text:p text:style-name="P5"><text:span text:style-name="T3"><text:tab/></text:span><text:span text:style-name="T3">A</text:span><text:span text:style-name="T3">d</text:span><text:span text:style-name="T3">u</text:span><text:span text:style-name="T3">l</text:span><text:span text:style-name="T3">t</text:span><text:span text:style-name="T3">o</text:span><text:span text:style-name="T3">s</text:span></text:p>
          <text:p text:style-name="P5"><text:span text:style-name="T3"><text:tab/></text:span><text:span text:style-name="T3">F</text:span><text:span text:style-name="T3">i</text:span><text:span text:style-name="T3">s</text:span><text:span text:style-name="T3">i</text:span><text:span text:style-name="T3">o</text:span><text:span text:style-name="T3">t</text:span><text:span text:style-name="T3">e</text:span><text:span text:style-name="T3">r</text:span><text:span text:style-name="T3">a</text:span><text:span text:style-name="T3">p</text:span><text:span text:style-name="T3">i</text:span><text:span text:style-name="T3">a</text:span></text:p>
          <text:p text:style-name="P5"><text:span text:style-name="T3"><text:tab/></text:span><text:span text:style-name="T3">N</text:span><text:span text:style-name="T3">o</text:span><text:span text:style-name="T3">s</text:span><text:span text:style-name="T3">o</text:span><text:span text:style-name="T3">t</text:span><text:span text:style-name="T3">r</text:span><text:span text:style-name="T3">o</text:span><text:span text:style-name="T3">s</text:span></text:p>
          <text:p text:style-name="P5"><text:span text:style-name="T3"><text:tab/></text:span><text:span text:style-name="T3">C</text:span><text:span text:style-name="T3">o</text:span><text:span text:style-name="T3">n</text:span><text:span text:style-name="T3">t</text:span><text:span text:style-name="T3">a</text:span><text:span text:style-name="T3">c</text:span><text:span text:style-name="T3">t</text:span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3.5cm" svg:height="3.25cm" svg:x="0.25cm" svg:y="11.75cm">
          <text:p text:style-name="P7"><text:span text:style-name="T4">I</text:span><text:span text:style-name="T4">M</text:span><text:span text:style-name="T4">A</text:span><text:span text:style-name="T4">G</text:span><text:span text:style-name="T4">E</text:span><text:span text:style-name="T4">N</text:span><text:span text:style-name="T4"> </text:span><text:span text:style-name="T4">P</text:span><text:span text:style-name="T4">R</text:span><text:span text:style-name="T4">I</text:span><text:span text:style-name="T4">N</text:span><text:span text:style-name="T4">C</text:span><text:span text:style-name="T4">I</text:span><text:span text:style-name="T4">P</text:span><text:span text:style-name="T4">A</text:span><text:span text:style-name="T4">L</text:span><text:span text:style-name="T4"> </text:span><text:span text:style-name="T4">B</text:span><text:span text:style-name="T4">E</text:span><text:span text:style-name="T4">B</text:span><text:span text:style-name="T4">E</text:span><text:span text:style-name="T4">S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cm" svg:height="1.5cm" svg:x="5.4cm" svg:y="2cm">
          <text:p text:style-name="P10"><text:span text:style-name="T5">LO</text:span><text:span text:style-name="T5">GO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27" draw:layer="layout" svg:width="6.75cm" svg:height="2.013cm" svg:x="0cm" svg:y="10.7cm">
          <draw:text-box>
            <text:p text:style-name="P12"><text:span text:style-name="T6">BEBES</text:span></text:p>
            <text:p text:style-name="P13"><text:span text:style-name="T7"/></text:p>
          </draw:text-box>
        </draw:frame>
        <draw:frame draw:style-name="gr10" draw:text-style-name="P17" draw:layer="layout" svg:width="13.5cm" svg:height="6.357cm" svg:x="0.25cm" svg:y="15.3cm">
          <draw:text-box>
            <text:p text:style-name="P15"><text:span text:style-name="T8">Disfrutá de momentos únicos con tu bebé en </text:span><text:span text:style-name="T8">nuestras clases de estimulación temprana en el </text:span><text:span text:style-name="T8">agua. Estas actividades están pensadas para </text:span><text:span text:style-name="T8">fortalecer su desarrollo físico, emocional y cognitivo </text:span><text:span text:style-name="T8">mientras se divierten. Con un enfoque lúdico y </text:span><text:span text:style-name="T8">técnicas adaptadas, fomentamos su coordinación, </text:span><text:span text:style-name="T8">confianza y el vínculo afectivo con vos. ¡El agua es </text:span><text:span text:style-name="T8">un mundo de experiencias increíbles para ellos!</text:span></text:p>
            <text:p text:style-name="P15"><text:span text:style-name="T8"/></text:p>
            <text:p text:style-name="P15"><text:span text:style-name="T8"/></text:p>
          </draw:text-box>
        </draw:frame>
        <draw:frame draw:style-name="gr13" draw:text-style-name="P24" draw:layer="layout" svg:width="6.5cm" svg:height="4.96cm" svg:x="3.5cm" svg:y="20.99cm">
          <draw:text-box>
            <text:p text:style-name="P21"><text:span text:style-name="T15">¡Seguinos en nuestras redes!</text:span></text:p>
            <text:p text:style-name="P21"><text:span text:style-name="T16"/></text:p>
            <text:p text:style-name="P22"><text:span text:style-name="T14"/></text:p>
            <text:p text:style-name="P19"><text:span text:style-name="T12"/></text:p>
            <text:p text:style-name="P16"><text:span text:style-name="T9"/></text:p>
            <text:p text:style-name="P13"><text:span text:style-name="T7"/></text:p>
          </draw:text-box>
        </draw:frame>
        <draw:custom-shape draw:style-name="gr14" draw:text-style-name="P25" draw:layer="layout" svg:width="0.75cm" svg:height="0.7cm" svg:x="4.55cm" svg:y="21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6" draw:layer="layout" svg:width="0.75cm" svg:height="0.7cm" svg:x="6.45cm" svg:y="21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6" draw:layer="layout" svg:width="0.75cm" svg:height="0.7cm" svg:x="8.35cm" svg:y="21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4" draw:layer="layout" svg:width="1.5cm" svg:height="4.86cm" svg:x="4.15cm" svg:y="21.79cm">
          <draw:text-box>
            <text:p text:style-name="P21"><text:span text:style-name="T15">1</text:span></text:p>
            <text:p text:style-name="P21"><text:span text:style-name="T16"/></text:p>
            <text:p text:style-name="P22"><text:span text:style-name="T14"/></text:p>
            <text:p text:style-name="P19"><text:span text:style-name="T12"/></text:p>
            <text:p text:style-name="P16"><text:span text:style-name="T9"/></text:p>
            <text:p text:style-name="P13"><text:span text:style-name="T7"/></text:p>
          </draw:text-box>
        </draw:frame>
        <draw:frame draw:style-name="gr16" draw:text-style-name="P24" draw:layer="layout" svg:width="1.5cm" svg:height="4.86cm" svg:x="6.1cm" svg:y="21.79cm">
          <draw:text-box>
            <text:p text:style-name="P21"><text:span text:style-name="T15">2</text:span></text:p>
            <text:p text:style-name="P21"><text:span text:style-name="T16"/></text:p>
            <text:p text:style-name="P22"><text:span text:style-name="T14"/></text:p>
            <text:p text:style-name="P19"><text:span text:style-name="T12"/></text:p>
            <text:p text:style-name="P16"><text:span text:style-name="T9"/></text:p>
            <text:p text:style-name="P13"><text:span text:style-name="T7"/></text:p>
          </draw:text-box>
        </draw:frame>
        <draw:frame draw:style-name="gr16" draw:text-style-name="P24" draw:layer="layout" svg:width="1.5cm" svg:height="4.86cm" svg:x="8cm" svg:y="21.79cm">
          <draw:text-box>
            <text:p text:style-name="P21"><text:span text:style-name="T15">3</text:span></text:p>
            <text:p text:style-name="P21"><text:span text:style-name="T16"/></text:p>
            <text:p text:style-name="P22"><text:span text:style-name="T14"/></text:p>
            <text:p text:style-name="P19"><text:span text:style-name="T12"/></text:p>
            <text:p text:style-name="P16"><text:span text:style-name="T9"/></text:p>
            <text:p text:style-name="P13"><text:span text:style-name="T7"/></text:p>
          </draw:text-box>
        </draw:frame>
        <draw:frame draw:style-name="gr13" draw:text-style-name="P24" draw:layer="layout" svg:width="10.45cm" svg:height="4.96cm" svg:x="1.9cm" svg:y="22.99cm">
          <draw:text-box>
            <text:p text:style-name="P21"><text:span text:style-name="T17">Copyright 2025. Poseidon S.A. - Todos los derechos reservados.</text:span></text:p>
            <text:p text:style-name="P21"><text:span text:style-name="T16"/></text:p>
            <text:p text:style-name="P22"><text:span text:style-name="T14"/></text:p>
            <text:p text:style-name="P19"><text:span text:style-name="T12"/></text:p>
            <text:p text:style-name="P16"><text:span text:style-name="T9"/></text:p>
            <text:p text:style-name="P13"><text:span text:style-name="T7"/></text:p>
          </draw:text-box>
        </draw:frame>
        <draw:custom-shape draw:style-name="gr18" draw:text-style-name="P6" draw:layer="layout" svg:width="13.5cm" svg:height="0.75cm" svg:x="0.25cm" svg:y="9.75cm">
          <text:p text:style-name="P5"><text:span text:style-name="T3">Volver al Hom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niños" draw:style-name="dp1" draw:master-page-name="Predeterminado">
        <draw:custom-shape draw:style-name="gr1" draw:text-style-name="P2" draw:layer="layout" svg:width="13.5cm" svg:height="3.75cm" svg:x="0.25cm" svg:y="0.25cm">
          <text:p text:style-name="P1"><text:span text:style-name="T1">POSEIDÓN</text:span></text:p>
          <text:p text:style-name="P1"><text:span text:style-name="T2">ESCUELA DE NATACIÓN INTEG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3.5cm" svg:height="0.5cm" svg:x="0.2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3.5cm" svg:height="1.75cm" svg:x="0.25cm" svg:y="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3.5cm" svg:height="5cm" svg:x="0.25cm" svg:y="4.5cm">
          <text:p text:style-name="P5"><text:span text:style-name="T3">Servicios:</text:span></text:p>
          <text:p text:style-name="P5"><text:span text:style-name="T3"><text:tab/></text:span><text:span text:style-name="T3">Aquagym</text:span></text:p>
          <text:p text:style-name="P5"><text:span text:style-name="T3"><text:tab/></text:span><text:span text:style-name="T3">Bebés</text:span></text:p>
          <text:p text:style-name="P5"><text:span text:style-name="T3"><text:tab/></text:span><text:span text:style-name="T3">Niños</text:span></text:p>
          <text:p text:style-name="P5"><text:span text:style-name="T3"><text:tab/></text:span><text:span text:style-name="T3">Adultos</text:span></text:p>
          <text:p text:style-name="P5"><text:span text:style-name="T3"><text:tab/></text:span><text:span text:style-name="T3">Fisioterapia</text:span></text:p>
          <text:p text:style-name="P5"><text:span text:style-name="T3"><text:tab/></text:span><text:span text:style-name="T3">Nosotros</text:span></text:p>
          <text:p text:style-name="P5"><text:span text:style-name="T3"><text:tab/></text:span><text:span text:style-name="T3">Contac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3.5cm" svg:height="3.25cm" svg:x="0.25cm" svg:y="11.75cm">
          <text:p text:style-name="P7"><text:span text:style-name="T4">IMAGEN PRINCIPAL NIÑOS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cm" svg:height="1.5cm" svg:x="5.4cm" svg:y="2cm">
          <text:p text:style-name="P10"><text:span text:style-name="T5">LOGO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27" draw:layer="layout" svg:width="6.75cm" svg:height="2.013cm" svg:x="0cm" svg:y="10.7cm">
          <draw:text-box>
            <text:p text:style-name="P12"><text:span text:style-name="T6">NIÑOS</text:span></text:p>
            <text:p text:style-name="P13"><text:span text:style-name="T7"/></text:p>
          </draw:text-box>
        </draw:frame>
        <draw:frame draw:style-name="gr10" draw:text-style-name="P17" draw:layer="layout" svg:width="13.5cm" svg:height="6.357cm" svg:x="0.25cm" svg:y="15.3cm">
          <draw:text-box>
            <text:p text:style-name="P15"><text:span text:style-name="T8">Enseñamos a los chicos a nadar de manera segura y </text:span><text:span text:style-name="T8">entretenida en un ambiente motivador. Desde las </text:span><text:span text:style-name="T8">primeras patadas hasta las técnicas más avanzadas, </text:span><text:span text:style-name="T8">nuestros programas están diseñados para ayudarles </text:span><text:span text:style-name="T8">a ganar confianza, aprender habilidades acuáticas y </text:span><text:span text:style-name="T8">desarrollar valores como la perseverancia y el trabajo </text:span><text:span text:style-name="T8">en equipo. ¡Ellos se divierten mientras vos te quedás </text:span><text:span text:style-name="T8">tranquilo!</text:span></text:p>
          </draw:text-box>
        </draw:frame>
        <draw:frame draw:style-name="gr13" draw:text-style-name="P24" draw:layer="layout" svg:width="6.5cm" svg:height="4.96cm" svg:x="3.5cm" svg:y="20.99cm">
          <draw:text-box>
            <text:p text:style-name="P21"><text:span text:style-name="T15">¡Seguinos en nuestras redes!</text:span></text:p>
            <text:p text:style-name="P21"><text:span text:style-name="T16"/></text:p>
            <text:p text:style-name="P22"><text:span text:style-name="T14"/></text:p>
            <text:p text:style-name="P19"><text:span text:style-name="T12"/></text:p>
            <text:p text:style-name="P16"><text:span text:style-name="T9"/></text:p>
            <text:p text:style-name="P13"><text:span text:style-name="T7"/></text:p>
          </draw:text-box>
        </draw:frame>
        <draw:custom-shape draw:style-name="gr14" draw:text-style-name="P25" draw:layer="layout" svg:width="0.75cm" svg:height="0.7cm" svg:x="4.55cm" svg:y="21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6" draw:layer="layout" svg:width="0.75cm" svg:height="0.7cm" svg:x="6.45cm" svg:y="21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6" draw:layer="layout" svg:width="0.75cm" svg:height="0.7cm" svg:x="8.35cm" svg:y="21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4" draw:layer="layout" svg:width="1.5cm" svg:height="4.86cm" svg:x="4.15cm" svg:y="21.79cm">
          <draw:text-box>
            <text:p text:style-name="P21"><text:span text:style-name="T15">1</text:span></text:p>
            <text:p text:style-name="P21"><text:span text:style-name="T16"/></text:p>
            <text:p text:style-name="P22"><text:span text:style-name="T14"/></text:p>
            <text:p text:style-name="P19"><text:span text:style-name="T12"/></text:p>
            <text:p text:style-name="P16"><text:span text:style-name="T9"/></text:p>
            <text:p text:style-name="P13"><text:span text:style-name="T7"/></text:p>
          </draw:text-box>
        </draw:frame>
        <draw:frame draw:style-name="gr16" draw:text-style-name="P24" draw:layer="layout" svg:width="1.5cm" svg:height="4.86cm" svg:x="6.1cm" svg:y="21.79cm">
          <draw:text-box>
            <text:p text:style-name="P21"><text:span text:style-name="T15">2</text:span></text:p>
            <text:p text:style-name="P21"><text:span text:style-name="T16"/></text:p>
            <text:p text:style-name="P22"><text:span text:style-name="T14"/></text:p>
            <text:p text:style-name="P19"><text:span text:style-name="T12"/></text:p>
            <text:p text:style-name="P16"><text:span text:style-name="T9"/></text:p>
            <text:p text:style-name="P13"><text:span text:style-name="T7"/></text:p>
          </draw:text-box>
        </draw:frame>
        <draw:frame draw:style-name="gr16" draw:text-style-name="P24" draw:layer="layout" svg:width="1.5cm" svg:height="4.86cm" svg:x="8cm" svg:y="21.79cm">
          <draw:text-box>
            <text:p text:style-name="P21"><text:span text:style-name="T15">3</text:span></text:p>
            <text:p text:style-name="P21"><text:span text:style-name="T16"/></text:p>
            <text:p text:style-name="P22"><text:span text:style-name="T14"/></text:p>
            <text:p text:style-name="P19"><text:span text:style-name="T12"/></text:p>
            <text:p text:style-name="P16"><text:span text:style-name="T9"/></text:p>
            <text:p text:style-name="P13"><text:span text:style-name="T7"/></text:p>
          </draw:text-box>
        </draw:frame>
        <draw:frame draw:style-name="gr13" draw:text-style-name="P24" draw:layer="layout" svg:width="10.45cm" svg:height="4.96cm" svg:x="1.9cm" svg:y="22.99cm">
          <draw:text-box>
            <text:p text:style-name="P21"><text:span text:style-name="T17">Copyright 2025. Poseidon S.A. - Todos los derechos reservados.</text:span></text:p>
            <text:p text:style-name="P21"><text:span text:style-name="T16"/></text:p>
            <text:p text:style-name="P22"><text:span text:style-name="T14"/></text:p>
            <text:p text:style-name="P19"><text:span text:style-name="T12"/></text:p>
            <text:p text:style-name="P16"><text:span text:style-name="T9"/></text:p>
            <text:p text:style-name="P13"><text:span text:style-name="T7"/></text:p>
          </draw:text-box>
        </draw:frame>
        <draw:custom-shape draw:style-name="gr18" draw:text-style-name="P6" draw:layer="layout" svg:width="13.5cm" svg:height="0.75cm" svg:x="0.25cm" svg:y="9.75cm">
          <text:p text:style-name="P5"><text:span text:style-name="T3">Volver al Hom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adultos" draw:style-name="dp1" draw:master-page-name="Predeterminado">
        <draw:custom-shape draw:style-name="gr1" draw:text-style-name="P2" draw:layer="layout" svg:width="13.5cm" svg:height="3.75cm" svg:x="0.25cm" svg:y="0.25cm">
          <text:p text:style-name="P1"><text:span text:style-name="T1">POSEIDÓN</text:span></text:p>
          <text:p text:style-name="P1"><text:span text:style-name="T2">ESCUELA DE NATACIÓN INTEG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3.5cm" svg:height="0.5cm" svg:x="0.2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3.5cm" svg:height="1.75cm" svg:x="0.25cm" svg:y="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3.5cm" svg:height="5cm" svg:x="0.25cm" svg:y="4.5cm">
          <text:p text:style-name="P5"><text:span text:style-name="T3">Servicios:</text:span></text:p>
          <text:p text:style-name="P5"><text:span text:style-name="T3"><text:tab/></text:span><text:span text:style-name="T3">Aquagym</text:span></text:p>
          <text:p text:style-name="P5"><text:span text:style-name="T3"><text:tab/></text:span><text:span text:style-name="T3">Bebés</text:span></text:p>
          <text:p text:style-name="P5"><text:span text:style-name="T3"><text:tab/></text:span><text:span text:style-name="T3">Niños</text:span></text:p>
          <text:p text:style-name="P5"><text:span text:style-name="T3"><text:tab/></text:span><text:span text:style-name="T3">Adultos</text:span></text:p>
          <text:p text:style-name="P5"><text:span text:style-name="T3"><text:tab/></text:span><text:span text:style-name="T3">Fisioterapia</text:span></text:p>
          <text:p text:style-name="P5"><text:span text:style-name="T3"><text:tab/></text:span><text:span text:style-name="T3">Nosotros</text:span></text:p>
          <text:p text:style-name="P5"><text:span text:style-name="T3"><text:tab/></text:span><text:span text:style-name="T3">Contac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3.5cm" svg:height="3.25cm" svg:x="0.25cm" svg:y="11.75cm">
          <text:p text:style-name="P7"><text:span text:style-name="T4">IMAGEN PRINCIPAL ADULTOS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cm" svg:height="1.5cm" svg:x="5.4cm" svg:y="2cm">
          <text:p text:style-name="P10"><text:span text:style-name="T5">LOGO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27" draw:layer="layout" svg:width="6.75cm" svg:height="2.013cm" svg:x="0cm" svg:y="10.7cm">
          <draw:text-box>
            <text:p text:style-name="P12"><text:span text:style-name="T6">ADULTOS</text:span></text:p>
            <text:p text:style-name="P13"><text:span text:style-name="T7"/></text:p>
          </draw:text-box>
        </draw:frame>
        <draw:frame draw:style-name="gr10" draw:text-style-name="P17" draw:layer="layout" svg:width="13.5cm" svg:height="6.357cm" svg:x="0.25cm" svg:y="15.3cm">
          <draw:text-box>
            <text:p text:style-name="P15"><text:span text:style-name="T8">¿Te gustaría aprender a nadar o perfeccionar tu </text:span><text:span text:style-name="T8">estilo? Nuestras clases para adultos están diseñadas </text:span><text:span text:style-name="T8">para adaptarse a tu nivel y tus objetivos. Ya sea que </text:span><text:span text:style-name="T8">quieras superar el miedo al agua, mejorar tu estado </text:span><text:span text:style-name="T8">físico o perfeccionar tus técnicas, nuestros profes </text:span><text:span text:style-name="T8">están capacitados para acompañarte paso a paso. </text:span><text:span text:style-name="T8">Animate a descubrir todo lo que podés lograr en el </text:span><text:span text:style-name="T8">agua.</text:span></text:p>
          </draw:text-box>
        </draw:frame>
        <draw:frame draw:style-name="gr13" draw:text-style-name="P24" draw:layer="layout" svg:width="6.5cm" svg:height="4.96cm" svg:x="3.5cm" svg:y="20.99cm">
          <draw:text-box>
            <text:p text:style-name="P21"><text:span text:style-name="T15">¡Seguinos en nuestras redes!</text:span></text:p>
            <text:p text:style-name="P21"><text:span text:style-name="T16"/></text:p>
            <text:p text:style-name="P22"><text:span text:style-name="T14"/></text:p>
            <text:p text:style-name="P19"><text:span text:style-name="T12"/></text:p>
            <text:p text:style-name="P16"><text:span text:style-name="T9"/></text:p>
            <text:p text:style-name="P13"><text:span text:style-name="T7"/></text:p>
          </draw:text-box>
        </draw:frame>
        <draw:custom-shape draw:style-name="gr14" draw:text-style-name="P25" draw:layer="layout" svg:width="0.75cm" svg:height="0.7cm" svg:x="4.55cm" svg:y="21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6" draw:layer="layout" svg:width="0.75cm" svg:height="0.7cm" svg:x="6.45cm" svg:y="21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6" draw:layer="layout" svg:width="0.75cm" svg:height="0.7cm" svg:x="8.35cm" svg:y="21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4" draw:layer="layout" svg:width="1.5cm" svg:height="4.86cm" svg:x="4.15cm" svg:y="21.79cm">
          <draw:text-box>
            <text:p text:style-name="P21"><text:span text:style-name="T15">1</text:span></text:p>
            <text:p text:style-name="P21"><text:span text:style-name="T16"/></text:p>
            <text:p text:style-name="P22"><text:span text:style-name="T14"/></text:p>
            <text:p text:style-name="P19"><text:span text:style-name="T12"/></text:p>
            <text:p text:style-name="P16"><text:span text:style-name="T9"/></text:p>
            <text:p text:style-name="P13"><text:span text:style-name="T7"/></text:p>
          </draw:text-box>
        </draw:frame>
        <draw:frame draw:style-name="gr16" draw:text-style-name="P24" draw:layer="layout" svg:width="1.5cm" svg:height="4.86cm" svg:x="6.1cm" svg:y="21.79cm">
          <draw:text-box>
            <text:p text:style-name="P21"><text:span text:style-name="T15">2</text:span></text:p>
            <text:p text:style-name="P21"><text:span text:style-name="T16"/></text:p>
            <text:p text:style-name="P22"><text:span text:style-name="T14"/></text:p>
            <text:p text:style-name="P19"><text:span text:style-name="T12"/></text:p>
            <text:p text:style-name="P16"><text:span text:style-name="T9"/></text:p>
            <text:p text:style-name="P13"><text:span text:style-name="T7"/></text:p>
          </draw:text-box>
        </draw:frame>
        <draw:frame draw:style-name="gr16" draw:text-style-name="P24" draw:layer="layout" svg:width="1.5cm" svg:height="4.86cm" svg:x="8cm" svg:y="21.79cm">
          <draw:text-box>
            <text:p text:style-name="P21"><text:span text:style-name="T15">3</text:span></text:p>
            <text:p text:style-name="P21"><text:span text:style-name="T16"/></text:p>
            <text:p text:style-name="P22"><text:span text:style-name="T14"/></text:p>
            <text:p text:style-name="P19"><text:span text:style-name="T12"/></text:p>
            <text:p text:style-name="P16"><text:span text:style-name="T9"/></text:p>
            <text:p text:style-name="P13"><text:span text:style-name="T7"/></text:p>
          </draw:text-box>
        </draw:frame>
        <draw:frame draw:style-name="gr13" draw:text-style-name="P24" draw:layer="layout" svg:width="10.45cm" svg:height="4.96cm" svg:x="1.9cm" svg:y="22.99cm">
          <draw:text-box>
            <text:p text:style-name="P21"><text:span text:style-name="T17">Copyright 2025. Poseidon S.A. - Todos los derechos reservados.</text:span></text:p>
            <text:p text:style-name="P21"><text:span text:style-name="T16"/></text:p>
            <text:p text:style-name="P22"><text:span text:style-name="T14"/></text:p>
            <text:p text:style-name="P19"><text:span text:style-name="T12"/></text:p>
            <text:p text:style-name="P16"><text:span text:style-name="T9"/></text:p>
            <text:p text:style-name="P13"><text:span text:style-name="T7"/></text:p>
          </draw:text-box>
        </draw:frame>
        <draw:custom-shape draw:style-name="gr18" draw:text-style-name="P6" draw:layer="layout" svg:width="13.5cm" svg:height="0.75cm" svg:x="0.25cm" svg:y="9.75cm">
          <text:p text:style-name="P5"><text:span text:style-name="T3">Volver al Hom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fisioterapia" draw:style-name="dp1" draw:master-page-name="Predeterminado">
        <draw:custom-shape draw:style-name="gr1" draw:text-style-name="P2" draw:layer="layout" svg:width="13.5cm" svg:height="3.75cm" svg:x="0.25cm" svg:y="0.25cm">
          <text:p text:style-name="P1"><text:span text:style-name="T1">POSEIDÓN</text:span></text:p>
          <text:p text:style-name="P1"><text:span text:style-name="T2">ESCUELA DE NATACIÓN INTEG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3.5cm" svg:height="0.5cm" svg:x="0.2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3.5cm" svg:height="1.75cm" svg:x="0.25cm" svg:y="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3.5cm" svg:height="5cm" svg:x="0.25cm" svg:y="4.5cm">
          <text:p text:style-name="P5"><text:span text:style-name="T3">Servicios:</text:span></text:p>
          <text:p text:style-name="P5"><text:span text:style-name="T3"><text:tab/></text:span><text:span text:style-name="T3">Aquagym</text:span></text:p>
          <text:p text:style-name="P5"><text:span text:style-name="T3"><text:tab/></text:span><text:span text:style-name="T3">Bebés</text:span></text:p>
          <text:p text:style-name="P5"><text:span text:style-name="T3"><text:tab/></text:span><text:span text:style-name="T3">Niños</text:span></text:p>
          <text:p text:style-name="P5"><text:span text:style-name="T3"><text:tab/></text:span><text:span text:style-name="T3">Adultos</text:span></text:p>
          <text:p text:style-name="P5"><text:span text:style-name="T3"><text:tab/></text:span><text:span text:style-name="T3">Fisioterapia</text:span></text:p>
          <text:p text:style-name="P5"><text:span text:style-name="T3"><text:tab/></text:span><text:span text:style-name="T3">Nosotros</text:span></text:p>
          <text:p text:style-name="P5"><text:span text:style-name="T3"><text:tab/></text:span><text:span text:style-name="T3">Contac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3.5cm" svg:height="3.25cm" svg:x="0.25cm" svg:y="11.75cm">
          <text:p text:style-name="P7"><text:span text:style-name="T4">IMAGEN PRINCIPAL FISIOTERAPIA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cm" svg:height="1.5cm" svg:x="5.4cm" svg:y="2cm">
          <text:p text:style-name="P10"><text:span text:style-name="T5">LOGO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27" draw:layer="layout" svg:width="6.75cm" svg:height="2.013cm" svg:x="0cm" svg:y="10.7cm">
          <draw:text-box>
            <text:p text:style-name="P12"><text:span text:style-name="T6">FISIOTERAPIA</text:span></text:p>
            <text:p text:style-name="P13"><text:span text:style-name="T7"/></text:p>
          </draw:text-box>
        </draw:frame>
        <draw:frame draw:style-name="gr10" draw:text-style-name="P17" draw:layer="layout" svg:width="13.5cm" svg:height="6.357cm" svg:x="0.25cm" svg:y="15.3cm">
          <draw:text-box>
            <text:p text:style-name="P15"><text:span text:style-name="T8">El agua es tu mejor aliada para la rehabilitación. </text:span><text:span text:style-name="T8">Nuestras sesiones de fisioterapia acuática están </text:span><text:span text:style-name="T8">pensadas para quienes necesitan aliviar dolores, </text:span><text:span text:style-name="T8">mejorar la movilidad o recuperarse de lesiones. Con </text:span><text:span text:style-name="T8">la ayuda de profesionales especializados, utilizamos </text:span><text:span text:style-name="T8">técnicas adaptadas a cada necesidad, aprovechando </text:span><text:span text:style-name="T8">las propiedades del agua para garantizar una </text:span><text:span text:style-name="T8">recuperación cómoda y efectiva.</text:span></text:p>
          </draw:text-box>
        </draw:frame>
        <draw:frame draw:style-name="gr13" draw:text-style-name="P24" draw:layer="layout" svg:width="6.5cm" svg:height="4.96cm" svg:x="3.5cm" svg:y="20.99cm">
          <draw:text-box>
            <text:p text:style-name="P21"><text:span text:style-name="T15">¡Seguinos en nuestras redes!</text:span></text:p>
            <text:p text:style-name="P21"><text:span text:style-name="T16"/></text:p>
            <text:p text:style-name="P22"><text:span text:style-name="T14"/></text:p>
            <text:p text:style-name="P19"><text:span text:style-name="T12"/></text:p>
            <text:p text:style-name="P16"><text:span text:style-name="T9"/></text:p>
            <text:p text:style-name="P13"><text:span text:style-name="T7"/></text:p>
          </draw:text-box>
        </draw:frame>
        <draw:custom-shape draw:style-name="gr14" draw:text-style-name="P25" draw:layer="layout" svg:width="0.75cm" svg:height="0.7cm" svg:x="4.55cm" svg:y="21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6" draw:layer="layout" svg:width="0.75cm" svg:height="0.7cm" svg:x="6.45cm" svg:y="21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6" draw:layer="layout" svg:width="0.75cm" svg:height="0.7cm" svg:x="8.35cm" svg:y="21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4" draw:layer="layout" svg:width="1.5cm" svg:height="4.86cm" svg:x="4.15cm" svg:y="21.79cm">
          <draw:text-box>
            <text:p text:style-name="P21"><text:span text:style-name="T15">1</text:span></text:p>
            <text:p text:style-name="P21"><text:span text:style-name="T16"/></text:p>
            <text:p text:style-name="P22"><text:span text:style-name="T14"/></text:p>
            <text:p text:style-name="P19"><text:span text:style-name="T12"/></text:p>
            <text:p text:style-name="P16"><text:span text:style-name="T9"/></text:p>
            <text:p text:style-name="P13"><text:span text:style-name="T7"/></text:p>
          </draw:text-box>
        </draw:frame>
        <draw:frame draw:style-name="gr16" draw:text-style-name="P24" draw:layer="layout" svg:width="1.5cm" svg:height="4.86cm" svg:x="6.1cm" svg:y="21.79cm">
          <draw:text-box>
            <text:p text:style-name="P21"><text:span text:style-name="T15">2</text:span></text:p>
            <text:p text:style-name="P21"><text:span text:style-name="T16"/></text:p>
            <text:p text:style-name="P22"><text:span text:style-name="T14"/></text:p>
            <text:p text:style-name="P19"><text:span text:style-name="T12"/></text:p>
            <text:p text:style-name="P16"><text:span text:style-name="T9"/></text:p>
            <text:p text:style-name="P13"><text:span text:style-name="T7"/></text:p>
          </draw:text-box>
        </draw:frame>
        <draw:frame draw:style-name="gr16" draw:text-style-name="P24" draw:layer="layout" svg:width="1.5cm" svg:height="4.86cm" svg:x="8cm" svg:y="21.79cm">
          <draw:text-box>
            <text:p text:style-name="P21"><text:span text:style-name="T15">3</text:span></text:p>
            <text:p text:style-name="P21"><text:span text:style-name="T16"/></text:p>
            <text:p text:style-name="P22"><text:span text:style-name="T14"/></text:p>
            <text:p text:style-name="P19"><text:span text:style-name="T12"/></text:p>
            <text:p text:style-name="P16"><text:span text:style-name="T9"/></text:p>
            <text:p text:style-name="P13"><text:span text:style-name="T7"/></text:p>
          </draw:text-box>
        </draw:frame>
        <draw:frame draw:style-name="gr13" draw:text-style-name="P24" draw:layer="layout" svg:width="10.45cm" svg:height="4.96cm" svg:x="1.9cm" svg:y="22.99cm">
          <draw:text-box>
            <text:p text:style-name="P21"><text:span text:style-name="T17">Copyright 2025. Poseidon S.A. - Todos los derechos reservados.</text:span></text:p>
            <text:p text:style-name="P21"><text:span text:style-name="T16"/></text:p>
            <text:p text:style-name="P22"><text:span text:style-name="T14"/></text:p>
            <text:p text:style-name="P19"><text:span text:style-name="T12"/></text:p>
            <text:p text:style-name="P16"><text:span text:style-name="T9"/></text:p>
            <text:p text:style-name="P13"><text:span text:style-name="T7"/></text:p>
          </draw:text-box>
        </draw:frame>
        <draw:custom-shape draw:style-name="gr18" draw:text-style-name="P6" draw:layer="layout" svg:width="13.5cm" svg:height="0.75cm" svg:x="0.25cm" svg:y="9.75cm">
          <text:p text:style-name="P5"><text:span text:style-name="T3">Volver al Hom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nosotros" draw:style-name="dp1" draw:master-page-name="Predeterminado">
        <draw:frame draw:style-name="gr19" draw:text-style-name="P28" draw:layer="layout" svg:width="13.5cm" svg:height="15.044cm" svg:x="0.25cm" svg:y="15.35cm">
          <draw:text-box>
            <text:p text:style-name="P21"><text:span text:style-name="T18">Responsables del Gimnasio</text:span></text:p>
            <text:p text:style-name="P21"><text:span text:style-name="T8">En Poseidón, contamos con un equipo de </text:span><text:span text:style-name="T8">profesionales altamente capacitados y apasionados </text:span><text:span text:style-name="T8">por la natación. Nuestro equipo está liderado por:</text:span></text:p>
            <text:p text:style-name="P21"><text:span text:style-name="T19">Juan Pérez - </text:span><text:span text:style-name="T8">Director General</text:span></text:p>
            <text:p text:style-name="P21"><text:span text:style-name="T19">María López -</text:span><text:span text:style-name="T8"> Coordinadora de Actividades</text:span></text:p>
            <text:p text:style-name="P21"><text:span text:style-name="T19">Carlos García </text:span><text:span text:style-name="T8">- Entrenador Principal</text:span></text:p>
            <text:p text:style-name="P21"><text:span text:style-name="T20">MIRÁ</text:span></text:p>
            <text:p text:style-name="P21"><text:span text:style-name="T8">Conoce más sobre nuestra escuela de natación en </text:span><text:span text:style-name="T8">este video:</text:span></text:p>
            <text:p text:style-name="P21"><text:span text:style-name="T8"><text:a xlink:href="https://www.youtube.com/watch?v=BFH8NBHN42g" xlink:type="simple">Ver Video</text:a></text:span><text:span text:style-name="T8"><text:s/>(link a youtube)</text:span></text:p>
            <text:p text:style-name="P21"><text:span text:style-name="T18">ESCUCHÁ</text:span></text:p>
            <text:p text:style-name="P21"><text:span text:style-name="T8">Escucha nuestra música motivacional:</text:span></text:p>
            <text:p text:style-name="P16"><text:span text:style-name="T21"/></text:p>
            <text:p text:style-name="P16"><text:span text:style-name="T21"/></text:p>
            <text:p text:style-name="P16"><text:span text:style-name="T9"/></text:p>
            <text:p text:style-name="P13"><text:span text:style-name="T7"/></text:p>
          </draw:text-box>
        </draw:frame>
        <draw:custom-shape draw:style-name="gr20" draw:text-style-name="P29" draw:layer="layout" svg:width="5.75cm" svg:height="0.749cm" svg:x="4.15cm" svg:y="28cm">
          <text:p/>
          <draw:enhanced-geometry svg:viewBox="0 0 21600 21600" draw:type="rectangle" draw:enhanced-path="M 0 0 L 21600 0 21600 21600 0 21600 0 0 Z N"/>
        </draw:custom-shape>
        <draw:frame draw:style-name="gr21" draw:text-style-name="P30" draw:layer="layout" svg:width="6.75cm" svg:height="1.85cm" svg:x="3.75cm" svg:y="28cm">
          <draw:text-box>
            <text:p text:style-name="P16"><text:span text:style-name="T22">REPRODUCTOR EMBEBIDO</text:span></text:p>
          </draw:text-box>
        </draw:frame>
        <draw:custom-shape draw:style-name="gr1" draw:text-style-name="P2" draw:layer="layout" svg:width="13.5cm" svg:height="3.75cm" svg:x="0.251cm" svg:y="0.25cm">
          <text:p text:style-name="P1"><text:span text:style-name="T1">POSEIDÓN</text:span></text:p>
          <text:p text:style-name="P1"><text:span text:style-name="T2">ESCUELA DE NATACIÓN INTEG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3.5cm" svg:height="5cm" svg:x="0.251cm" svg:y="4.5cm">
          <text:p text:style-name="P5"><text:span text:style-name="T3">Servicios:</text:span></text:p>
          <text:p text:style-name="P5"><text:span text:style-name="T3"><text:tab/></text:span><text:span text:style-name="T3">Aquagym</text:span></text:p>
          <text:p text:style-name="P5"><text:span text:style-name="T3"><text:tab/></text:span><text:span text:style-name="T3">Bebés</text:span></text:p>
          <text:p text:style-name="P5"><text:span text:style-name="T3"><text:tab/></text:span><text:span text:style-name="T3">Niños</text:span></text:p>
          <text:p text:style-name="P5"><text:span text:style-name="T3"><text:tab/></text:span><text:span text:style-name="T3">Adultos</text:span></text:p>
          <text:p text:style-name="P5"><text:span text:style-name="T3"><text:tab/></text:span><text:span text:style-name="T3">Fisioterapia</text:span></text:p>
          <text:p text:style-name="P5"><text:span text:style-name="T3"><text:tab/></text:span><text:span text:style-name="T3">Nosotros</text:span></text:p>
          <text:p text:style-name="P5"><text:span text:style-name="T3"><text:tab/></text:span><text:span text:style-name="T3">Contac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3.5cm" svg:height="3.25cm" svg:x="0.251cm" svg:y="11.75cm">
          <text:p text:style-name="P7"><text:span text:style-name="T4">IMAGEN PRINCIPAL NOSOTROS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cm" svg:height="1.5cm" svg:x="5.401cm" svg:y="2cm">
          <text:p text:style-name="P10"><text:span text:style-name="T5">LOGO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27" draw:layer="layout" svg:width="6.75cm" svg:height="2.319cm" svg:x="0.001cm" svg:y="10.7cm">
          <draw:text-box>
            <text:p text:style-name="P12"><text:span text:style-name="T6">SOBRE NOSOTROS</text:span></text:p>
            <text:p text:style-name="P12"><text:span text:style-name="T6"/></text:p>
            <text:p text:style-name="P13"><text:span text:style-name="T7"/></text:p>
          </draw:text-box>
        </draw:frame>
        <draw:custom-shape draw:style-name="gr18" draw:text-style-name="P6" draw:layer="layout" svg:width="13.5cm" svg:height="0.75cm" svg:x="0.251cm" svg:y="9.75cm">
          <text:p text:style-name="P5"><text:span text:style-name="T3">Volver al H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3.5cm" svg:height="0.5cm" svg:x="0.25cm" svg:y="3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3.5cm" svg:height="1.75cm" svg:x="0.25cm" svg:y="29.5cm">
          <text:p/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6.5cm" svg:height="4.96cm" svg:x="3.5cm" svg:y="29.49cm">
          <draw:text-box>
            <text:p text:style-name="P21"><text:span text:style-name="T15">¡Seguinos en nuestras redes!</text:span></text:p>
            <text:p text:style-name="P21"><text:span text:style-name="T16"/></text:p>
            <text:p text:style-name="P22"><text:span text:style-name="T14"/></text:p>
            <text:p text:style-name="P19"><text:span text:style-name="T12"/></text:p>
            <text:p text:style-name="P16"><text:span text:style-name="T9"/></text:p>
            <text:p text:style-name="P13"><text:span text:style-name="T7"/></text:p>
          </draw:text-box>
        </draw:frame>
        <draw:custom-shape draw:style-name="gr14" draw:text-style-name="P25" draw:layer="layout" svg:width="0.75cm" svg:height="0.7cm" svg:x="4.55cm" svg:y="3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6" draw:layer="layout" svg:width="0.75cm" svg:height="0.7cm" svg:x="6.45cm" svg:y="30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6" draw:layer="layout" svg:width="0.75cm" svg:height="0.7cm" svg:x="8.35cm" svg:y="30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4" draw:layer="layout" svg:width="1.5cm" svg:height="4.86cm" svg:x="4.15cm" svg:y="30.29cm">
          <draw:text-box>
            <text:p text:style-name="P21"><text:span text:style-name="T15">1</text:span></text:p>
            <text:p text:style-name="P21"><text:span text:style-name="T16"/></text:p>
            <text:p text:style-name="P22"><text:span text:style-name="T14"/></text:p>
            <text:p text:style-name="P19"><text:span text:style-name="T12"/></text:p>
            <text:p text:style-name="P16"><text:span text:style-name="T9"/></text:p>
            <text:p text:style-name="P13"><text:span text:style-name="T7"/></text:p>
          </draw:text-box>
        </draw:frame>
        <draw:frame draw:style-name="gr16" draw:text-style-name="P24" draw:layer="layout" svg:width="1.5cm" svg:height="4.86cm" svg:x="6.1cm" svg:y="30.29cm">
          <draw:text-box>
            <text:p text:style-name="P21"><text:span text:style-name="T15">2</text:span></text:p>
            <text:p text:style-name="P21"><text:span text:style-name="T16"/></text:p>
            <text:p text:style-name="P22"><text:span text:style-name="T14"/></text:p>
            <text:p text:style-name="P19"><text:span text:style-name="T12"/></text:p>
            <text:p text:style-name="P16"><text:span text:style-name="T9"/></text:p>
            <text:p text:style-name="P13"><text:span text:style-name="T7"/></text:p>
          </draw:text-box>
        </draw:frame>
        <draw:frame draw:style-name="gr16" draw:text-style-name="P24" draw:layer="layout" svg:width="1.5cm" svg:height="4.86cm" svg:x="8cm" svg:y="30.29cm">
          <draw:text-box>
            <text:p text:style-name="P21"><text:span text:style-name="T15">3</text:span></text:p>
            <text:p text:style-name="P21"><text:span text:style-name="T16"/></text:p>
            <text:p text:style-name="P22"><text:span text:style-name="T14"/></text:p>
            <text:p text:style-name="P19"><text:span text:style-name="T12"/></text:p>
            <text:p text:style-name="P16"><text:span text:style-name="T9"/></text:p>
            <text:p text:style-name="P13"><text:span text:style-name="T7"/></text:p>
          </draw:text-box>
        </draw:frame>
        <draw:frame draw:style-name="gr13" draw:text-style-name="P24" draw:layer="layout" svg:width="10.45cm" svg:height="4.96cm" svg:x="1.9cm" svg:y="31.49cm">
          <draw:text-box>
            <text:p text:style-name="P21"><text:span text:style-name="T17">Copyright 2025. Poseidon S.A. - Todos los derechos reservados.</text:span></text:p>
            <text:p text:style-name="P21"><text:span text:style-name="T16"/></text:p>
            <text:p text:style-name="P22"><text:span text:style-name="T14"/></text:p>
            <text:p text:style-name="P19"><text:span text:style-name="T12"/></text:p>
            <text:p text:style-name="P16"><text:span text:style-name="T9"/></text:p>
            <text:p text:style-name="P13"><text:span text:style-name="T7"/></text:p>
          </draw:text-box>
        </draw:frame>
      </draw:page>
      <draw:page draw:name="contacto" draw:style-name="dp1" draw:master-page-name="Predeterminado">
        <draw:custom-shape draw:style-name="gr22" draw:text-style-name="P31" draw:layer="layout" svg:width="13cm" svg:height="8.3cm" svg:x="0.5cm" svg:y="1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2" draw:layer="layout" svg:width="12cm" svg:height="0.65cm" svg:x="1cm" svg:y="20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2" draw:layer="layout" svg:width="12cm" svg:height="0.65cm" svg:x="1cm" svg:y="22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2" draw:layer="layout" svg:width="12cm" svg:height="2.15cm" svg:x="1cm" svg:y="2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3" draw:layer="layout" svg:width="12cm" svg:height="0.65cm" svg:x="1cm" svg:y="26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34" draw:layer="layout" svg:width="6.75cm" svg:height="1.85cm" svg:x="0.75cm" svg:y="19.85cm">
          <draw:text-box>
            <text:p text:style-name="P16"><text:span text:style-name="T23">Nombre:</text:span></text:p>
          </draw:text-box>
        </draw:frame>
        <draw:frame draw:style-name="gr21" draw:text-style-name="P34" draw:layer="layout" svg:width="12.25cm" svg:height="1.85cm" svg:x="0.75cm" svg:y="21.65cm">
          <draw:text-box>
            <text:p text:style-name="P16"><text:span text:style-name="T23">Correo Electrónico:</text:span></text:p>
          </draw:text-box>
        </draw:frame>
        <draw:frame draw:style-name="gr21" draw:text-style-name="P34" draw:layer="layout" svg:width="3.25cm" svg:height="1.85cm" svg:x="0.75cm" svg:y="23.5cm">
          <draw:text-box>
            <text:p text:style-name="P16"><text:span text:style-name="T23">Mensaje:</text:span></text:p>
          </draw:text-box>
        </draw:frame>
        <draw:frame draw:style-name="gr26" draw:text-style-name="P35" draw:layer="layout" svg:width="3.25cm" svg:height="1.85cm" svg:x="6.05cm" svg:y="26.9cm">
          <draw:text-box>
            <text:p text:style-name="P16"><text:span text:style-name="T21">Enviar</text:span></text:p>
          </draw:text-box>
        </draw:frame>
        <draw:custom-shape draw:style-name="gr1" draw:text-style-name="P2" draw:layer="layout" svg:width="13.5cm" svg:height="3.75cm" svg:x="0.251cm" svg:y="0.25cm">
          <text:p text:style-name="P1"><text:span text:style-name="T1">POSEIDÓN</text:span></text:p>
          <text:p text:style-name="P1"><text:span text:style-name="T2">ESCUELA DE NATACIÓN INTEG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3.5cm" svg:height="5cm" svg:x="0.251cm" svg:y="4.5cm">
          <text:p text:style-name="P5"><text:span text:style-name="T3">Servicios:</text:span></text:p>
          <text:p text:style-name="P5"><text:span text:style-name="T3"><text:tab/></text:span><text:span text:style-name="T3">Aquagym</text:span></text:p>
          <text:p text:style-name="P5"><text:span text:style-name="T3"><text:tab/></text:span><text:span text:style-name="T3">Bebés</text:span></text:p>
          <text:p text:style-name="P5"><text:span text:style-name="T3"><text:tab/></text:span><text:span text:style-name="T3">Niños</text:span></text:p>
          <text:p text:style-name="P5"><text:span text:style-name="T3"><text:tab/></text:span><text:span text:style-name="T3">Adultos</text:span></text:p>
          <text:p text:style-name="P5"><text:span text:style-name="T3"><text:tab/></text:span><text:span text:style-name="T3">Fisioterapia</text:span></text:p>
          <text:p text:style-name="P5"><text:span text:style-name="T3"><text:tab/></text:span><text:span text:style-name="T3">Nosotros</text:span></text:p>
          <text:p text:style-name="P5"><text:span text:style-name="T3"><text:tab/></text:span><text:span text:style-name="T3">Contac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3.5cm" svg:height="3.25cm" svg:x="0.251cm" svg:y="11.75cm">
          <text:p text:style-name="P7"><text:span text:style-name="T4">IMAGEN PRINCIPAL CONTACTO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cm" svg:height="1.5cm" svg:x="5.401cm" svg:y="2cm">
          <text:p text:style-name="P10"><text:span text:style-name="T5">LOGO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4" draw:layer="layout" svg:width="9.999cm" svg:height="2.946cm" svg:x="0.001cm" svg:y="10.7cm">
          <draw:text-box>
            <text:p text:style-name="P12"><text:span text:style-name="T6">FORMULARIO DE CONTACTO:</text:span></text:p>
            <text:p text:style-name="P12"><text:span text:style-name="T6"/></text:p>
            <text:p text:style-name="P13"><text:span text:style-name="T7"/></text:p>
          </draw:text-box>
        </draw:frame>
        <draw:custom-shape draw:style-name="gr18" draw:text-style-name="P6" draw:layer="layout" svg:width="13.5cm" svg:height="0.75cm" svg:x="0.251cm" svg:y="9.75cm">
          <text:p text:style-name="P5"><text:span text:style-name="T3">Volver al H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7" draw:layer="layout" svg:width="13.5cm" svg:height="6.357cm" svg:x="0.25cm" svg:y="15.301cm">
          <draw:text-box>
            <text:p text:style-name="P15"><text:span text:style-name="T8">¿Listo para empezar? Escribinos para más info sobre </text:span><text:span text:style-name="T8">nuestras actividades, horarios y promociones. </text:span><text:span text:style-name="T8">Estamos acá para resolver tus dudas y ayudarte a </text:span><text:span text:style-name="T8">encontrar la opción ideal para vos o tu familia. ¡Te </text:span><text:span text:style-name="T8">esperamos para que descubras todo lo que el agua </text:span><text:span text:style-name="T8">tiene para ofrecerte!</text:span></text:p>
          </draw:text-box>
        </draw:frame>
        <draw:custom-shape draw:style-name="gr2" draw:text-style-name="P3" draw:layer="layout" svg:width="13.5cm" svg:height="0.5cm" svg:x="0.25cm" svg:y="30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3.5cm" svg:height="1.75cm" svg:x="0.25cm" svg:y="28.8cm">
          <text:p/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6.5cm" svg:height="4.96cm" svg:x="3.5cm" svg:y="28.79cm">
          <draw:text-box>
            <text:p text:style-name="P21"><text:span text:style-name="T15">¡Seguinos en nuestras redes!</text:span></text:p>
            <text:p text:style-name="P21"><text:span text:style-name="T16"/></text:p>
            <text:p text:style-name="P22"><text:span text:style-name="T14"/></text:p>
            <text:p text:style-name="P19"><text:span text:style-name="T12"/></text:p>
            <text:p text:style-name="P16"><text:span text:style-name="T9"/></text:p>
            <text:p text:style-name="P13"><text:span text:style-name="T7"/></text:p>
          </draw:text-box>
        </draw:frame>
        <draw:custom-shape draw:style-name="gr14" draw:text-style-name="P25" draw:layer="layout" svg:width="0.75cm" svg:height="0.7cm" svg:x="4.55cm" svg:y="29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6" draw:layer="layout" svg:width="0.75cm" svg:height="0.7cm" svg:x="6.45cm" svg:y="29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6" draw:layer="layout" svg:width="0.75cm" svg:height="0.7cm" svg:x="8.35cm" svg:y="29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4" draw:layer="layout" svg:width="1.5cm" svg:height="4.86cm" svg:x="4.15cm" svg:y="29.59cm">
          <draw:text-box>
            <text:p text:style-name="P21"><text:span text:style-name="T15">1</text:span></text:p>
            <text:p text:style-name="P21"><text:span text:style-name="T16"/></text:p>
            <text:p text:style-name="P22"><text:span text:style-name="T14"/></text:p>
            <text:p text:style-name="P19"><text:span text:style-name="T12"/></text:p>
            <text:p text:style-name="P16"><text:span text:style-name="T9"/></text:p>
            <text:p text:style-name="P13"><text:span text:style-name="T7"/></text:p>
          </draw:text-box>
        </draw:frame>
        <draw:frame draw:style-name="gr16" draw:text-style-name="P24" draw:layer="layout" svg:width="1.5cm" svg:height="4.86cm" svg:x="6.1cm" svg:y="29.59cm">
          <draw:text-box>
            <text:p text:style-name="P21"><text:span text:style-name="T15">2</text:span></text:p>
            <text:p text:style-name="P21"><text:span text:style-name="T16"/></text:p>
            <text:p text:style-name="P22"><text:span text:style-name="T14"/></text:p>
            <text:p text:style-name="P19"><text:span text:style-name="T12"/></text:p>
            <text:p text:style-name="P16"><text:span text:style-name="T9"/></text:p>
            <text:p text:style-name="P13"><text:span text:style-name="T7"/></text:p>
          </draw:text-box>
        </draw:frame>
        <draw:frame draw:style-name="gr16" draw:text-style-name="P24" draw:layer="layout" svg:width="1.5cm" svg:height="4.86cm" svg:x="8cm" svg:y="29.59cm">
          <draw:text-box>
            <text:p text:style-name="P21"><text:span text:style-name="T15">3</text:span></text:p>
            <text:p text:style-name="P21"><text:span text:style-name="T16"/></text:p>
            <text:p text:style-name="P22"><text:span text:style-name="T14"/></text:p>
            <text:p text:style-name="P19"><text:span text:style-name="T12"/></text:p>
            <text:p text:style-name="P16"><text:span text:style-name="T9"/></text:p>
            <text:p text:style-name="P13"><text:span text:style-name="T7"/></text:p>
          </draw:text-box>
        </draw:frame>
        <draw:frame draw:style-name="gr13" draw:text-style-name="P24" draw:layer="layout" svg:width="10.45cm" svg:height="4.96cm" svg:x="1.9cm" svg:y="30.79cm">
          <draw:text-box>
            <text:p text:style-name="P21"><text:span text:style-name="T17">Copyright 2025. Poseidon S.A. - Todos los derechos reservados.</text:span></text:p>
            <text:p text:style-name="P21"><text:span text:style-name="T16"/></text:p>
            <text:p text:style-name="P22"><text:span text:style-name="T14"/></text:p>
            <text:p text:style-name="P19"><text:span text:style-name="T12"/></text:p>
            <text:p text:style-name="P16"><text:span text:style-name="T9"/></text:p>
            <text:p text:style-name="P13"><text:span text:style-name="T7"/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hatch draw:name="Red_20_90_20_Degrees_20_Crossed_20_1" draw:display-name="Red 90 Degrees Crossed 1" draw:style="single" draw:color="#000000" draw:distance="0.41cm" draw:rotation="450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cm" fo:page-height="3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cas Curto</meta:initial-creator>
    <meta:creation-date>2025-01-20T17:13:24.887397444</meta:creation-date>
    <meta:generator>LibreOffice/24.2.7.2$Linux_X86_64 LibreOffice_project/420$Build-2</meta:generator>
    <dc:date>2025-01-21T00:33:34.059257988</dc:date>
    <dc:creator>Lucas Curto</dc:creator>
    <meta:editing-duration>PT2H24S</meta:editing-duration>
    <meta:editing-cycles>8</meta:editing-cycles>
    <meta:print-date>2025-01-21T00:32:02.976360762</meta:print-date>
    <meta:printed-by>Archivos PDF: Lucas Curto</meta:printed-by>
    <meta:document-statistic meta:object-count="150"/>
  </office:meta>
</office:document-meta>
</file>